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face style:name="F" svg:font-family=""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font254" svg:font-family="font254"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1.788cm" fo:margin-left="-0.208cm" table:align="left" style:writing-mode="lr-tb"/>
    </style:style>
    <style:style style:name="Tabella1.A" style:family="table-column">
      <style:table-column-properties style:column-width="3.556cm"/>
    </style:style>
    <style:style style:name="Tabella1.B" style:family="table-column">
      <style:table-column-properties style:column-width="4.443cm"/>
    </style:style>
    <style:style style:name="Tabella1.C" style:family="table-column">
      <style:table-column-properties style:column-width="3.789cm"/>
    </style:style>
    <style:style style:name="Tabella1.1" style:family="table-row">
      <style:table-row-properties style:keep-together="true" fo:keep-together="auto"/>
    </style:style>
    <style:style style:name="Tabella1.A1" style:family="table-cell">
      <style:table-cell-properties style:vertical-align="middle" fo:background-color="#b8cce4"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1.C1" style:family="table-cell">
      <style:table-cell-properties style:vertical-align="middle" fo:background-color="#b8cce4" fo:padding-left="0.191cm" fo:padding-right="0.191cm" fo:padding-top="0cm" fo:padding-bottom="0cm" fo:border="0.018cm solid #000000" style:writing-mode="lr-tb">
        <style:background-image/>
      </style:table-cell-properties>
    </style:style>
    <style:style style:name="Tabella1.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1.C2" style:family="table-cell">
      <style:table-cell-properties style:vertical-align="middle" fo:padding-left="0.191cm" fo:padding-right="0.191cm" fo:padding-top="0cm" fo:padding-bottom="0cm" fo:border="0.018cm solid #000000" style:writing-mode="lr-tb"/>
    </style:style>
    <style:style style:name="Tabella2" style:family="table">
      <style:table-properties style:width="15.727cm" fo:margin-left="-0.208cm" table:align="left" style:writing-mode="lr-tb"/>
    </style:style>
    <style:style style:name="Tabella2.A" style:family="table-column">
      <style:table-column-properties style:column-width="2.461cm"/>
    </style:style>
    <style:style style:name="Tabella2.B" style:family="table-column">
      <style:table-column-properties style:column-width="2.977cm"/>
    </style:style>
    <style:style style:name="Tabella2.C" style:family="table-column">
      <style:table-column-properties style:column-width="4.251cm"/>
    </style:style>
    <style:style style:name="Tabella2.D" style:family="table-column">
      <style:table-column-properties style:column-width="6.038cm"/>
    </style:style>
    <style:style style:name="Tabella2.1" style:family="table-row">
      <style:table-row-properties style:keep-together="true" fo:keep-together="auto"/>
    </style:style>
    <style:style style:name="Tabella2.A1" style:family="table-cell">
      <style:table-cell-properties style:vertical-align="middle" fo:background-color="#b8cce4"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2.D1" style:family="table-cell">
      <style:table-cell-properties style:vertical-align="middle" fo:background-color="#b8cce4" fo:padding-left="0.191cm" fo:padding-right="0.191cm" fo:padding-top="0cm" fo:padding-bottom="0cm" fo:border="0.018cm solid #000000" style:writing-mode="lr-tb">
        <style:background-image/>
      </style:table-cell-properties>
    </style:style>
    <style:style style:name="Tabella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2.D2" style:family="table-cell">
      <style:table-cell-properties style:vertical-align="middle" fo:padding-left="0.191cm" fo:padding-right="0.191cm" fo:padding-top="0cm" fo:padding-bottom="0cm" fo:border="0.018cm solid #000000" style:writing-mode="lr-tb"/>
    </style:style>
    <style:style style:name="Tabella3" style:family="table">
      <style:table-properties style:width="15.729cm" fo:margin-left="-0.208cm" table:align="left" style:writing-mode="lr-tb"/>
    </style:style>
    <style:style style:name="Tabella3.A" style:family="table-column">
      <style:table-column-properties style:column-width="2.937cm"/>
    </style:style>
    <style:style style:name="Tabella3.B" style:family="table-column">
      <style:table-column-properties style:column-width="4.253cm"/>
    </style:style>
    <style:style style:name="Tabella3.C" style:family="table-column">
      <style:table-column-properties style:column-width="2cm"/>
    </style:style>
    <style:style style:name="Tabella3.D" style:family="table-column">
      <style:table-column-properties style:column-width="1.75cm"/>
    </style:style>
    <style:style style:name="Tabella3.E" style:family="table-column">
      <style:table-column-properties style:column-width="4.789cm"/>
    </style:style>
    <style:style style:name="Tabella3.1" style:family="table-row">
      <style:table-row-properties style:keep-together="true" fo:keep-together="auto"/>
    </style:style>
    <style:style style:name="Tabella3.A1" style:family="table-cell">
      <style:table-cell-properties style:vertical-align="middle" fo:background-color="#b8cce4"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3.E1" style:family="table-cell">
      <style:table-cell-properties style:vertical-align="middle" fo:background-color="#b8cce4" fo:padding-left="0.191cm" fo:padding-right="0.191cm" fo:padding-top="0cm" fo:padding-bottom="0cm" fo:border="0.018cm solid #000000" style:writing-mode="lr-tb">
        <style:background-image/>
      </style:table-cell-properties>
    </style:style>
    <style:style style:name="Tabella3.2" style:family="table-row">
      <style:table-row-properties style:min-row-height="0.718cm" style:keep-together="true" fo:keep-together="auto"/>
    </style:style>
    <style:style style:name="Tabel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3.E2" style:family="table-cell">
      <style:table-cell-properties style:vertical-align="middle" fo:padding-left="0.191cm" fo:padding-right="0.191cm" fo:padding-top="0cm" fo:padding-bottom="0cm" fo:border="0.018cm solid #000000" style:writing-mode="lr-tb"/>
    </style:style>
    <style:style style:name="Tabella4" style:family="table">
      <style:table-properties style:width="15.729cm" fo:margin-left="-0.208cm" table:align="left" style:writing-mode="lr-tb"/>
    </style:style>
    <style:style style:name="Tabella4.A" style:family="table-column">
      <style:table-column-properties style:column-width="2.963cm"/>
    </style:style>
    <style:style style:name="Tabella4.B" style:family="table-column">
      <style:table-column-properties style:column-width="4.226cm"/>
    </style:style>
    <style:style style:name="Tabella4.C" style:family="table-column">
      <style:table-column-properties style:column-width="2.251cm"/>
    </style:style>
    <style:style style:name="Tabella4.D" style:family="table-column">
      <style:table-column-properties style:column-width="1.75cm"/>
    </style:style>
    <style:style style:name="Tabella4.E" style:family="table-column">
      <style:table-column-properties style:column-width="4.538cm"/>
    </style:style>
    <style:style style:name="Tabella4.1" style:family="table-row">
      <style:table-row-properties style:keep-together="true" fo:keep-together="auto"/>
    </style:style>
    <style:style style:name="Tabella4.A1" style:family="table-cell">
      <style:table-cell-properties style:vertical-align="middle" fo:background-color="#b8cce4"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a4.E1" style:family="table-cell">
      <style:table-cell-properties style:vertical-align="middle" fo:background-color="#b8cce4" fo:padding-left="0.191cm" fo:padding-right="0.191cm" fo:padding-top="0cm" fo:padding-bottom="0cm" fo:border="0.018cm solid #000000" style:writing-mode="lr-tb">
        <style:background-image/>
      </style:table-cell-properties>
    </style:style>
    <style:style style:name="Tabella4.2" style:family="table-row">
      <style:table-row-properties style:min-row-height="0.718cm" style:keep-together="true" fo:keep-together="auto"/>
    </style:style>
    <style:style style:name="Tabella4.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la4.E2"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fo:orphans="2" fo:widows="2"/>
      <style:text-properties fo:language="en" fo:country="US"/>
    </style:style>
    <style:style style:name="P3" style:family="paragraph" style:parent-style-name="Standard">
      <style:text-properties style:font-name="Arial" fo:language="en" fo:country="US" style:language-asian="en" style:country-asian="US" style:font-name-complex="Arial" style:language-complex="ar" style:country-complex="SA"/>
    </style:style>
    <style:style style:name="P4" style:family="paragraph" style:parent-style-name="Standard">
      <style:paragraph-properties fo:text-align="justify" style:justify-single-word="false"/>
      <style:text-properties style:font-name="Arial" fo:language="en" fo:country="US" style:font-name-complex="Arial"/>
    </style:style>
    <style:style style:name="P5" style:family="paragraph" style:parent-style-name="Standard">
      <style:paragraph-properties fo:text-align="justify" style:justify-single-word="false"/>
      <style:text-properties style:font-name="Arial" fo:language="en" fo:country="US" style:text-underline-style="solid" style:text-underline-width="auto" style:text-underline-color="font-color" style:font-name-complex="Arial"/>
    </style:style>
    <style:style style:name="P6" style:family="paragraph" style:parent-style-name="Standard">
      <style:paragraph-properties fo:text-align="justify" style:justify-single-word="false"/>
      <style:text-properties style:font-name="Arial" style:font-name-complex="Arial"/>
    </style:style>
    <style:style style:name="P7" style:family="paragraph" style:parent-style-name="Standard">
      <style:paragraph-properties fo:text-align="justify" style:justify-single-word="false"/>
      <style:text-properties style:font-name="Arial" fo:font-size="12pt" fo:language="en" fo:country="US" style:font-size-asian="12pt" style:font-name-complex="Arial"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orphans="2" fo:widows="2"/>
    </style:style>
    <style:style style:name="P10" style:family="paragraph" style:parent-style-name="Standard">
      <style:paragraph-properties fo:text-align="justify" style:justify-single-word="false"/>
      <style:text-properties style:font-name="Courier New" fo:language="en" fo:country="US" fo:font-weight="bold" style:font-weight-asian="bold" style:font-name-complex="Courier New" style:font-weight-complex="bold"/>
    </style:style>
    <style:style style:name="P11" style:family="paragraph" style:parent-style-name="Standard">
      <style:paragraph-properties fo:text-align="justify" style:justify-single-word="false"/>
      <style:text-properties style:font-name="Courier New" fo:language="en" fo:country="US" style:font-name-complex="Courier New"/>
    </style:style>
    <style:style style:name="P12" style:family="paragraph" style:parent-style-name="Standard">
      <style:paragraph-properties fo:text-align="justify" style:justify-single-word="false"/>
      <style:text-properties style:font-name="Courier New" style:font-name-complex="Courier New"/>
    </style:style>
    <style:style style:name="P13"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4" style:family="paragraph" style:parent-style-name="Standard">
      <style:paragraph-properties fo:text-align="justify" style:justify-single-word="false"/>
      <style:text-properties style:font-name="Courier New1" fo:language="en" fo:country="US" style:font-name-complex="Courier New1"/>
    </style:style>
    <style:style style:name="P15" style:family="paragraph" style:parent-style-name="Standard">
      <style:paragraph-properties fo:text-align="justify" style:justify-single-word="false"/>
      <style:text-properties style:font-name="Courier New1" fo:font-size="12pt" fo:language="en" fo:country="US" style:font-size-asian="12pt" style:font-name-complex="Courier New1" style:font-size-complex="12pt"/>
    </style:style>
    <style:style style:name="P16" style:family="paragraph" style:parent-style-name="Standard">
      <style:text-properties style:font-name="Courier New1" fo:font-size="12pt" style:font-size-asian="12pt" style:font-name-complex="Courier New1" style:font-size-complex="12pt"/>
    </style:style>
    <style:style style:name="P17" style:family="paragraph" style:parent-style-name="Standard">
      <style:paragraph-properties fo:text-align="justify" style:justify-single-word="false"/>
      <style:text-properties style:font-name="Courier New1" fo:font-size="10pt" fo:language="en" fo:country="US" style:font-size-asian="10pt" style:font-name-complex="Courier New1" style:font-size-complex="10pt"/>
    </style:style>
    <style:style style:name="P18" style:family="paragraph" style:parent-style-name="Standard">
      <style:text-properties style:font-name="Courier New1" fo:font-size="10pt" style:font-size-asian="10pt" style:font-name-complex="Courier New1" style:font-size-complex="10pt"/>
    </style:style>
    <style:style style:name="P19" style:family="paragraph" style:parent-style-name="Standard">
      <style:paragraph-properties fo:text-align="justify" style:justify-single-word="false" fo:orphans="2" fo:widows="2"/>
      <style:text-properties fo:color="#000000" style:font-name="Arial" fo:language="en" fo:country="US" style:font-name-complex="Arial"/>
    </style:style>
    <style:style style:name="P20" style:family="paragraph" style:parent-style-name="Standard">
      <style:paragraph-properties fo:text-align="justify" style:justify-single-word="false" fo:orphans="2" fo:widows="2"/>
      <style:text-properties fo:color="#000000" style:font-name="Arial" fo:language="en" fo:country="US" fo:font-weight="bold" style:font-weight-asian="bold" style:font-name-complex="Arial" style:font-weight-complex="bold"/>
    </style:style>
    <style:style style:name="P21" style:family="paragraph" style:parent-style-name="Standard">
      <style:paragraph-properties fo:text-align="justify" style:justify-single-word="false" fo:orphans="2" fo:widows="2"/>
      <style:text-properties fo:color="#000000" style:font-name="Arial" fo:font-size="10pt" fo:language="en" fo:country="US" style:font-size-asian="10pt" style:font-name-complex="Arial" style:font-size-complex="10pt"/>
    </style:style>
    <style:style style:name="P22" style:family="paragraph" style:parent-style-name="Standard">
      <style:paragraph-properties fo:text-align="justify" style:justify-single-word="false" fo:orphans="2" fo:widows="2"/>
      <style:text-properties fo:color="#000000" style:font-name="Courier New" fo:language="en" fo:country="US" style:font-name-complex="Courier New"/>
    </style:style>
    <style:style style:name="P23" style:family="paragraph" style:parent-style-name="Standard">
      <style:paragraph-properties fo:text-align="justify" style:justify-single-word="false" fo:orphans="2" fo:widows="2"/>
      <style:text-properties fo:color="#000000" style:font-name="Courier New" fo:language="en" fo:country="US" fo:font-weight="bold" style:font-weight-asian="bold" style:font-name-complex="Courier New" style:font-weight-complex="bold"/>
    </style:style>
    <style:style style:name="P24" style:family="paragraph" style:parent-style-name="Standard">
      <style:paragraph-properties fo:text-align="justify" style:justify-single-word="false" fo:orphans="2" fo:widows="2"/>
      <style:text-properties fo:color="#000000" style:font-name="Courier New" fo:font-size="10pt" fo:language="en" fo:country="US" style:font-size-asian="10pt" style:font-name-complex="Courier New" style:font-size-complex="10pt"/>
    </style:style>
    <style:style style:name="P25" style:family="paragraph" style:parent-style-name="Standard">
      <style:paragraph-properties fo:margin-top="0cm" fo:margin-bottom="0.353cm" fo:line-height="115%" fo:orphans="2" fo:widows="2" fo:hyphenation-ladder-count="no-limit"/>
      <style:text-properties style:font-name="Arial" fo:font-size="14pt" fo:language="en" fo:country="US" fo:font-weight="bold" style:font-size-asian="14pt" style:font-weight-asian="bold" style:font-name-complex="Arial" style:font-size-complex="14.5pt" style:font-weight-complex="bold" fo:hyphenate="true" fo:hyphenation-remain-char-count="2" fo:hyphenation-push-char-count="2"/>
    </style:style>
    <style:style style:name="P26" style:family="paragraph" style:parent-style-name="Standard">
      <style:paragraph-properties fo:margin-top="0cm" fo:margin-bottom="0.353cm" fo:line-height="115%" fo:orphans="2" fo:widows="2" fo:hyphenation-ladder-count="no-limit"/>
      <style:text-properties fo:language="en" fo:country="US" fo:hyphenate="true" fo:hyphenation-remain-char-count="2" fo:hyphenation-push-char-count="2"/>
    </style:style>
    <style:style style:name="P27" style:family="paragraph" style:parent-style-name="Standard">
      <style:paragraph-properties fo:margin-top="0cm" fo:margin-bottom="0.353cm" fo:line-height="115%" fo:orphans="2" fo:widows="2" fo:hyphenation-ladder-count="no-limit" fo:break-before="page"/>
      <style:text-properties style:font-name="Arial" fo:language="en" fo:country="US" fo:font-weight="bold" style:font-name-asian="Microsoft YaHei" style:font-weight-asian="bold" style:font-name-complex="Arial" style:font-size-complex="14pt" style:font-style-complex="italic" style:font-weight-complex="bold" fo:hyphenate="true" fo:hyphenation-remain-char-count="2" fo:hyphenation-push-char-count="2"/>
    </style:style>
    <style:style style:name="P28" style:family="paragraph" style:parent-style-name="Text_20_body">
      <style:text-properties fo:language="en" fo:country="US"/>
    </style:style>
    <style:style style:name="P29" style:family="paragraph" style:parent-style-name="Text_20_body">
      <style:text-properties style:font-name="Arial" fo:language="en" fo:country="US" style:font-name-complex="Arial"/>
    </style:style>
    <style:style style:name="P30" style:family="paragraph" style:parent-style-name="Text_20_body">
      <style:paragraph-properties fo:margin-top="0cm" fo:margin-bottom="0cm"/>
    </style:style>
    <style:style style:name="P31" style:family="paragraph" style:parent-style-name="Text_20_body">
      <style:paragraph-properties fo:margin-top="0cm" fo:margin-bottom="0cm"/>
      <style:text-properties style:font-name="Courier New" fo:font-size="11pt" fo:language="en" fo:country="US" style:font-size-asian="11pt" style:font-name-complex="Courier New"/>
    </style:style>
    <style:style style:name="P32" style:family="paragraph" style:parent-style-name="Text_20_body">
      <style:paragraph-properties fo:margin-top="0cm" fo:margin-bottom="0cm" style:line-height-at-least="0.176cm"/>
      <style:text-properties style:font-name="Arial" fo:language="en" fo:country="US" style:font-name-complex="Arial"/>
    </style:style>
    <style:style style:name="P33" style:family="paragraph" style:parent-style-name="Text_20_body">
      <style:paragraph-properties fo:margin-top="0cm" fo:margin-bottom="0cm" style:line-height-at-least="0.176cm" style:snap-to-layout-grid="false"/>
      <style:text-properties style:font-name="Arial" fo:language="en" fo:country="US" style:font-name-complex="Arial"/>
    </style:style>
    <style:style style:name="P34" style:family="paragraph" style:parent-style-name="Text_20_body">
      <style:paragraph-properties fo:margin-top="0cm" fo:margin-bottom="0cm" style:line-height-at-least="0.176cm" fo:text-align="center" style:justify-single-word="false"/>
      <style:text-properties style:font-name="Arial" fo:language="en" fo:country="US" style:font-name-complex="Arial"/>
    </style:style>
    <style:style style:name="P35" style:family="paragraph" style:parent-style-name="Text_20_body">
      <style:paragraph-properties fo:margin-top="0cm" fo:margin-bottom="0.212cm"/>
    </style:style>
    <style:style style:name="P36" style:family="paragraph" style:parent-style-name="Heading_20_1" style:list-style-name="WW8Num2">
      <style:text-properties fo:language="en" fo:country="US"/>
    </style:style>
    <style:style style:name="P37" style:family="paragraph" style:parent-style-name="Heading_20_1" style:master-page-name="Standard">
      <style:paragraph-properties fo:margin-top="0.423cm" fo:margin-bottom="0.106cm" fo:text-align="justify" style:justify-single-word="false" style:page-number="auto"/>
      <style:text-properties fo:language="en" fo:country="US"/>
    </style:style>
    <style:style style:name="P38" style:family="paragraph" style:parent-style-name="Heading_20_1" style:list-style-name="WW8Num2">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style:font-size-complex="12pt" style:font-style-complex="normal"/>
    </style:style>
    <style:style style:name="P41" style:family="paragraph" style:parent-style-name="Heading_20_2">
      <style:paragraph-properties fo:margin-left="1.016cm" fo:margin-right="0cm" fo:text-indent="-1.016cm" style:auto-text-indent="false"/>
      <style:text-properties fo:language="en" fo:country="US"/>
    </style:style>
    <style:style style:name="P42" style:family="paragraph" style:parent-style-name="Contents_20_Heading">
      <style:text-properties style:font-name="Arial" fo:font-size="12pt" fo:language="en" fo:country="US" style:font-size-asian="12pt" style:font-name-complex="Arial" style:font-size-complex="12pt"/>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Header">
      <style:text-properties style:font-name="Arial" style:font-name-complex="Arial"/>
    </style:style>
    <style:style style:name="T1" style:family="text">
      <style:text-properties fo:language="en" fo:country="US"/>
    </style:style>
    <style:style style:name="T2" style:family="text">
      <style:text-properties style:font-name="Arial" fo:language="en" fo:country="US" style:language-asian="en" style:country-asian="US" style:font-name-complex="Arial" style:language-complex="ar" style:country-complex="SA"/>
    </style:style>
    <style:style style:name="T3" style:family="text">
      <style:text-properties style:font-name="Arial" fo:language="en" fo:country="US" style:font-name-complex="Arial"/>
    </style:style>
    <style:style style:name="T4" style:family="text">
      <style:text-properties style:font-name="Arial" fo:language="en" fo:country="US" style:text-underline-style="solid" style:text-underline-width="auto" style:text-underline-color="font-color" style:font-name-complex="Arial"/>
    </style:style>
    <style:style style:name="T5" style:family="text">
      <style:text-properties style:font-name="Arial" fo:language="en" fo:country="US" fo:font-style="italic" style:font-style-asian="italic" style:font-name-complex="Arial"/>
    </style:style>
    <style:style style:name="T6" style:family="text">
      <style:text-properties style:font-name="Arial" fo:font-size="14pt" fo:language="en" fo:country="US" fo:font-weight="bold" style:font-size-asian="14pt" style:font-weight-asian="bold" style:font-name-complex="Arial" style:font-size-complex="14.5pt" style:font-weight-complex="bold"/>
    </style:style>
    <style:style style:name="T7" style:family="text">
      <style:text-properties style:font-name="Arial" style:font-name-complex="Arial"/>
    </style:style>
    <style:style style:name="T8" style:family="text">
      <style:text-properties style:font-name="Arial" fo:font-size="12pt" fo:language="en" fo:country="US" style:font-size-asian="12pt" style:font-name-complex="Arial" style:font-size-complex="12pt"/>
    </style:style>
    <style:style style:name="T9" style:family="text">
      <style:text-properties style:font-name="Courier New" fo:language="en" fo:country="US" style:font-name-complex="Courier New"/>
    </style:style>
    <style:style style:name="T10" style:family="text">
      <style:text-properties style:font-name="Courier New" fo:language="en" fo:country="US" fo:font-style="italic" style:font-style-asian="italic" style:font-name-complex="Courier New" style:font-style-complex="italic"/>
    </style:style>
    <style:style style:name="T11" style:family="text">
      <style:text-properties style:font-name="Courier New" style:font-name-complex="Courier New"/>
    </style:style>
    <style:style style:name="T12" style:family="text">
      <style:text-properties style:font-name="Courier New" fo:font-size="11pt" fo:language="en" fo:country="US" style:font-size-asian="11pt" style:font-name-complex="Courier New"/>
    </style:style>
    <style:style style:name="T13" style:family="text">
      <style:text-properties style:font-name="Courier New" fo:font-size="11pt" fo:language="en" fo:country="US" style:font-size-asian="11pt" style:font-name-complex="Courier New" style:font-size-complex="11pt"/>
    </style:style>
    <style:style style:name="T14" style:family="text">
      <style:text-properties style:font-name="Courier New1" fo:language="en" fo:country="US" style:font-name-complex="Courier New1"/>
    </style:style>
    <style:style style:name="T15" style:family="text">
      <style:text-properties style:font-name="Courier New1" fo:language="en" fo:country="US" fo:font-style="italic" style:font-style-asian="italic" style:font-name-complex="Courier New1" style:font-style-complex="italic"/>
    </style:style>
    <style:style style:name="T16" style:family="text">
      <style:text-properties style:font-name="Courier New1" fo:font-size="12pt" fo:language="en" fo:country="US" style:font-size-asian="12pt" style:font-name-complex="Courier New1" style:font-size-complex="12pt"/>
    </style:style>
    <style:style style:name="T17" style:family="text">
      <style:text-properties style:font-name="Courier New1" fo:font-size="12pt" style:font-size-asian="12pt" style:font-name-complex="Courier New1" style:font-size-complex="12pt"/>
    </style:style>
    <style:style style:name="T18" style:family="text">
      <style:text-properties style:font-name="Courier New1" fo:font-size="10pt" fo:language="en" fo:country="US" style:font-size-asian="10pt" style:font-name-complex="Courier New1" style:font-size-complex="10pt"/>
    </style:style>
    <style:style style:name="T19" style:family="text">
      <style:text-properties style:font-name="Courier New1" fo:font-size="10pt" style:font-size-asian="10pt" style:font-name-complex="Courier New1" style:font-size-complex="10pt"/>
    </style:style>
    <style:style style:name="T20" style:family="text">
      <style:text-properties style:font-name="Courier New1" style:font-name-complex="Courier New1"/>
    </style:style>
    <style:style style:name="T21" style:family="text">
      <style:text-properties style:text-position="super 58%" style:font-name="Arial" fo:language="en" fo:country="US" style:font-name-complex="Arial"/>
    </style:style>
    <style:style style:name="T22" style:family="text">
      <style:text-properties fo:color="#000000" style:font-name="Arial" fo:language="en" fo:country="US" style:font-name-complex="Arial"/>
    </style:style>
    <style:style style:name="T23" style:family="text">
      <style:text-properties fo:color="#000000" style:font-name="Arial" fo:language="en" fo:country="US" fo:font-style="italic" style:font-style-asian="italic" style:font-name-complex="Arial"/>
    </style:style>
    <style:style style:name="T24" style:family="text">
      <style:text-properties fo:color="#000000" style:font-name="Arial" fo:language="en" fo:country="US" fo:font-weight="bold" style:font-weight-asian="bold" style:font-name-complex="Arial" style:font-weight-complex="bold"/>
    </style:style>
    <style:style style:name="T25" style:family="text">
      <style:text-properties fo:color="#000000" style:font-name="Arial" fo:font-size="10pt" fo:language="en" fo:country="US" style:font-size-asian="10pt" style:font-name-complex="Arial" style:font-size-complex="10pt"/>
    </style:style>
    <style:style style:name="T26" style:family="text">
      <style:text-properties fo:color="#000000" style:font-name="Courier New" fo:font-size="10pt" fo:language="en" fo:country="US" style:font-size-asian="10pt" style:font-name-complex="Courier New" style:font-size-complex="10pt"/>
    </style:style>
    <style:style style:name="T27" style:family="text">
      <style:text-properties fo:color="#000000" style:font-name="Courier New" fo:font-size="10pt" fo:language="en" fo:country="US" fo:font-style="italic" style:font-size-asian="10pt" style:font-style-asian="italic" style:font-name-complex="Courier New" style:font-size-complex="10pt"/>
    </style:style>
    <style:style style:name="T28" style:family="text">
      <style:text-properties fo:color="#000000" style:font-name="Courier New" fo:language="en" fo:country="US" style:font-name-complex="Courier New"/>
    </style:style>
    <style:style style:name="T29" style:family="text">
      <style:text-properties fo:color="#000000" style:font-name="Courier New" fo:language="en" fo:country="US" fo:font-weight="bold" style:font-weight-asian="bold" style:font-name-complex="Courier New" style:font-weight-complex="bold"/>
    </style:style>
    <style:style style:name="T30" style:family="text">
      <style:text-properties fo:color="#ff0000" style:font-name="Courier New" fo:font-size="11pt" fo:language="en" fo:country="US" fo:font-weight="bold" style:font-size-asian="11pt" style:font-weight-asian="bold" style:font-name-complex="Courier New"/>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_RefHeading__1604_902468705"/><text:bookmark text:name="__RefHeading___Toc349912587"/>LTFSArchiver 1.0 Configuration and Administration</text:p>
      <text:p text:style-name="P28"/>
      <text:p text:style-name="P42">Summary</text:p>
      <text:p text:style-name="P3"/>
      <text:table-of-content text:style-name="Sect1" text:name="Indice generale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7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6.501cm" style:leader-char="." style:with-tab="false"/>
          </text:table-of-content-entry-template>
          <text:table-of-content-entry-template text:outline-level="3" text:style-name="Contents_20_3">
            <text:index-entry-chapter/>
            <text:index-entry-text/>
            <text:index-entry-tab-stop style:type="right" style:leader-char="."/>
            <text:index-entry-link-start text:style-name="Index_20_Link_20__28_user_29_"/>
            <text:index-entry-page-number/>
            <text:index-entry-link-end/>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link-start text:style-name="Index_20_Link_20__28_user_29_"/>
            <text:index-entry-page-number/>
            <text:index-entry-link-end/>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link-start text:style-name="Index_20_Link_20__28_user_29_"/>
            <text:index-entry-page-number/>
            <text:index-entry-link-end/>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link-start text:style-name="Index_20_Link_20__28_user_29_"/>
            <text:index-entry-page-number/>
            <text:index-entry-link-end/>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link-start text:style-name="Index_20_Link_20__28_user_29_"/>
            <text:index-entry-page-number/>
            <text:index-entry-link-end/>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link-start text:style-name="Index_20_Link_20__28_user_29_"/>
            <text:index-entry-page-number/>
            <text:index-entry-link-end/>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link-start text:style-name="Index_20_Link_20__28_user_29_"/>
            <text:index-entry-page-number/>
            <text:index-entry-link-end/>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table-of-content-source>
        <text:index-body>
          <text:p text:style-name="Contents_20_1"><text:a xlink:type="simple" xlink:href="#__RefHeading__1604_902468705" text:style-name="Index_20_Link_20__28_user_29_" text:visited-style-name="Index_20_Link_20__28_user_29_">LTFSArchiver 1.0 Configuration and Administration<text:tab/>1</text:a></text:p>
          <text:p text:style-name="Contents_20_1"><text:a xlink:type="simple" xlink:href="#__RefHeading__1606_902468705" text:style-name="Index_20_Link_20__28_user_29_" text:visited-style-name="Index_20_Link_20__28_user_29_">1.Configuration file(s)<text:tab/>2</text:a></text:p>
          <text:p text:style-name="P43"><text:a xlink:type="simple" xlink:href="#__RefHeading__1608_902468705" text:style-name="Index_20_Link_20__28_user_29_" text:visited-style-name="Index_20_Link_20__28_user_29_">Section 1: Operating mode<text:tab/>2</text:a></text:p>
          <text:p text:style-name="P43"><text:a xlink:type="simple" xlink:href="#__RefHeading__1610_902468705" text:style-name="Index_20_Link_20__28_user_29_" text:visited-style-name="Index_20_Link_20__28_user_29_">Section 2: Runtime parameters and variables section<text:tab/>4</text:a></text:p>
          <text:p text:style-name="P43"><text:a xlink:type="simple" xlink:href="#__RefHeading__1612_902468705" text:style-name="Index_20_Link_20__28_user_29_" text:visited-style-name="Index_20_Link_20__28_user_29_">Section 3: Paths to command and db access<text:tab/>11</text:a></text:p>
          <text:p text:style-name="P43"><text:a xlink:type="simple" xlink:href="#__RefHeading__1614_902468705" text:style-name="Index_20_Link_20__28_user_29_" text:visited-style-name="Index_20_Link_20__28_user_29_">Section 4: Library and tape devices (see usage of guess_config further)<text:tab/>12</text:a></text:p>
          <text:p text:style-name="P43"><text:a xlink:type="simple" xlink:href="#__RefHeading__1616_902468705" text:style-name="Index_20_Link_20__28_user_29_" text:visited-style-name="Index_20_Link_20__28_user_29_">Guessed_config file<text:tab/>16</text:a></text:p>
          <text:p text:style-name="Contents_20_1"><text:a xlink:type="simple" xlink:href="#__RefHeading__1618_902468705" text:style-name="Index_20_Link_20__28_user_29_" text:visited-style-name="Index_20_Link_20__28_user_29_">2.Starting/stopping service<text:tab/>18</text:a></text:p>
          <text:p text:style-name="P43"><text:a xlink:type="simple" xlink:href="#__RefHeading__1620_902468705" text:style-name="Index_20_Link_20__28_user_29_" text:visited-style-name="Index_20_Link_20__28_user_29_">Status<text:tab/>18</text:a></text:p>
          <text:p text:style-name="P43"><text:a xlink:type="simple" xlink:href="#__RefHeading__1622_902468705" text:style-name="Index_20_Link_20__28_user_29_" text:visited-style-name="Index_20_Link_20__28_user_29_">Start<text:tab/>18</text:a></text:p>
          <text:p text:style-name="P43"><text:a xlink:type="simple" xlink:href="#__RefHeading__1624_902468705" text:style-name="Index_20_Link_20__28_user_29_" text:visited-style-name="Index_20_Link_20__28_user_29_">Stop<text:tab/>19</text:a></text:p>
          <text:p text:style-name="Contents_20_1"><text:a xlink:type="simple" xlink:href="#__RefHeading__1626_902468705" text:style-name="Index_20_Link_20__28_user_29_" text:visited-style-name="Index_20_Link_20__28_user_29_">3.Log files<text:tab/>20</text:a></text:p>
          <text:p text:style-name="Contents_20_1"><text:a xlink:type="simple" xlink:href="#__RefHeading__1628_902468705" text:style-name="Index_20_Link_20__28_user_29_" text:visited-style-name="Index_20_Link_20__28_user_29_">4.Appendix A – Guessed configuration<text:tab/>22</text:a></text:p>
          <text:p text:style-name="Contents_20_1"><text:a xlink:type="simple" xlink:href="#__RefHeading__1630_902468705" text:style-name="Index_20_Link_20__28_user_29_" text:visited-style-name="Index_20_Link_20__28_user_29_">5.Appendix B – LTFS devname and backend<text:tab/>24</text:a></text:p>
          <text:p text:style-name="Contents_20_1"><text:a xlink:type="simple" xlink:href="#__RefHeading__1632_902468705" text:style-name="Index_20_Link_20__28_user_29_" text:visited-style-name="Index_20_Link_20__28_user_29_">6.Appendix C - Compatibility tests<text:tab/>25</text:a></text:p>
          <text:p text:style-name="P43"><text:a xlink:type="simple" xlink:href="#__RefHeading__1634_902468705" text:style-name="Index_20_Link_20__28_user_29_" text:visited-style-name="Index_20_Link_20__28_user_29_">LTFS Versions<text:tab/>25</text:a></text:p>
          <text:p text:style-name="P43"><text:a xlink:type="simple" xlink:href="#__RefHeading__1636_902468705" text:style-name="Index_20_Link_20__28_user_29_" text:visited-style-name="Index_20_Link_20__28_user_29_">LTO Tape devices<text:tab/>25</text:a></text:p>
          <text:p text:style-name="P43"><text:a xlink:type="simple" xlink:href="#__RefHeading__1638_902468705" text:style-name="Index_20_Link_20__28_user_29_" text:visited-style-name="Index_20_Link_20__28_user_29_">Media changers<text:tab/>26</text:a></text:p>
        </text:index-body>
      </text:table-of-content>
      <text:p text:style-name="Standard"><text:a xlink:type="simple" xlink:href="#__RefHeading___Toc349912587"/></text:p>
      <text:p text:style-name="P28"/>
      <text:p text:style-name="P28"/>
      <text:p text:style-name="P28"/>
      <text:p text:style-name="P28"/>
      <text:p text:style-name="P28"/>
      <text:p text:style-name="P28"/>
      <text:p text:style-name="P28"/>
      <text:p text:style-name="P28"/>
      <text:p text:style-name="P28"/>
      <text:p text:style-name="P28"/>
      <text:p text:style-name="P4">This document describes in detail the configuration of the system and its management. It is explained for example how to start and end the system service (ltfsarchiver) and how to keep track of what is going on through log files.</text:p>
      <text:p text:style-name="P25"/>
      <text:list xml:id="list8470298511671152717" text:style-name="WW8Num2">
        <text:list-item>
          <text:p text:style-name="P38"><text:bookmark text:name="__RefHeading__1606_902468705"/>Configuration file(s)</text:p>
        </text:list-item>
      </text:list>
      <text:p text:style-name="P4"/>
      <text:p text:style-name="P4">The main configuration file of LTFSArchiver is:</text:p>
      <text:p text:style-name="P4"/>
      <text:p text:style-name="P10">/opt/ltfsarchiver/conf/ltfsarchiver.conf</text:p>
      <text:p text:style-name="P4"/>
      <text:p text:style-name="P4">The config file has four sections: </text:p>
      <text:p text:style-name="P1"/>
      <text:h text:style-name="Heading_20_2" text:outline-level="2"><text:bookmark text:name="__RefHeading__1608_902468705"/>Section 1: Operating mode</text:h>
      <text:p text:style-name="P11">LTFSARCHIVER_MODE</text:p>
      <text:p text:style-name="P4">This parameter sets the operating mode used by LTFSArchiver, accepted values are:</text:p>
      <text:p text:style-name="P11"/>
      <text:p text:style-name="P8"><text:span text:style-name="T9">“B”</text:span><text:span text:style-name="T3">: this corresponds to the Mixed mode, LTFSArchiver will hence use both internal (library managed) and external (manually managed) LTO tape devices.</text:span></text:p>
      <text:p text:style-name="P4"/>
      <text:p text:style-name="P4">Effects: Each archive request will be evaluated to verify if an existing internal tape (loaded into a managed library) can be used to write the data on it. If a tape is found, the request will be queued in “library mode”.</text:p>
      <text:p text:style-name="P4">If no internal tape can be used, the system will try to find an external usable one (a tape not loaded into a library but known). If such a tape is found, the request will be queued in “manual mode”.</text:p>
      <text:p text:style-name="P4">If also this search fails, the request will be refused (fallout status).</text:p>
      <text:p text:style-name="P4"/>
      <text:p text:style-name="P8"><text:span text:style-name="T9">“C”</text:span><text:span text:style-name="T3">: LTFSArchiver will use only internal (library managed) LTO tape devices.</text:span></text:p>
      <text:p text:style-name="P4">Effects: Each archive request will be evaluated to verify if an existing internal tape can be used to write the data on it. If a tape is found, the request will be queued in “library mode”.</text:p>
      <text:p text:style-name="P4">If no internal tape can be used, the request will be refused (fallout status).</text:p>
      <text:p text:style-name="P4"/>
      <text:p text:style-name="P8"><text:span text:style-name="T9">“M”</text:span><text:span text:style-name="T3">: LTFSArchiver will use only external (manually managed) LTO tape devices.</text:span></text:p>
      <text:p text:style-name="P4">Effects: Each archive request will be evaluated to verify if an existing external tape can be used to write the data on it. If a tape is found, the request will be queued in “manual mode”. If no external tape can be used, the request will be refused (fallout status).</text:p>
      <text:p text:style-name="P4"/>
      <text:p text:style-name="P4">Default:</text:p>
      <text:p text:style-name="P11">LTFSARCHIVER_MODE="M"</text:p>
      <text:p text:style-name="P11"/>
      <text:p text:style-name="P11">HW_CHANGER_TYPE</text:p>
      <text:p text:style-name="P4">Used to set the type of <text:s/>external library used.</text:p>
      <text:p text:style-name="P8"><text:span text:style-name="T3">For now the only accepted value is </text:span><text:span text:style-name="T9">“MSL”</text:span><text:span text:style-name="T3">, standing for <text:s/>HP MSL-xxxx tape libraries.</text:span></text:p>
      <text:p text:style-name="P4">In the future it's expected to extend support to other libraries.</text:p>
      <text:p text:style-name="P4"/>
      <text:p text:style-name="P4">Default:</text:p>
      <text:p text:style-name="P11">HW_CHANGER_TYPE="MSL"</text:p>
      <text:p text:style-name="P4"/>
      <text:p text:style-name="P4"/>
      <text:p text:style-name="P8"><text:span text:style-name="T9">CHANGER_ADDRESSES</text:span><text:span text:style-name="T3"> (Not yet implemented)</text:span></text:p>
      <text:p text:style-name="P4"/>
      <text:p text:style-name="P4">Array containing the URLs of the administrator web interface for MSL libraries.</text:p>
      <text:p text:style-name="P4">If more than one library is used, a blank must be used as a separator.</text:p>
      <text:p text:style-name="P4"><text:soft-page-break/>Useful only if the library(ies) will be network connected.</text:p>
      <text:p text:style-name="P4"/>
      <text:p text:style-name="P4">Default:</text:p>
      <text:p text:style-name="P11">CHANGER_ADDRESSES=( http://198.162.0.2 )</text:p>
      <text:p text:style-name="P5"/>
      <text:p text:style-name="P4"/>
      <text:p text:style-name="P11">HW_TAPE_TYPE</text:p>
      <text:p text:style-name="P4">Used to set the type of <text:s/>tape device used.</text:p>
      <text:p text:style-name="P8"><text:span text:style-name="T3">The only accepted value is </text:span><text:span text:style-name="T9">“LTO”</text:span><text:span text:style-name="T3">, that supports LTO5 and LTO6 <text:s/>devices.</text:span></text:p>
      <text:p text:style-name="P4">This is done for possible future use with other tape types.</text:p>
      <text:p text:style-name="P4"/>
      <text:p text:style-name="P4">Deafult:</text:p>
      <text:p text:style-name="P11">HW_TAPE_TYPE="LTO"</text:p>
      <text:p text:style-name="P28"/>
      <text:p text:style-name="P28"/>
      <text:h text:style-name="P40" text:outline-level="2"><text:bookmark text:name="__RefHeading__1610_902468705"/>Section 2: Runtime parameters and variables section</text:h>
      <text:p text:style-name="P11"/>
      <text:p text:style-name="P8"><text:span text:style-name="T9">LTFSARCHIVER_TITLE </text:span><text:span text:style-name="T3">and</text:span><text:span text:style-name="T9"> LTFSARCHIVER_VERSION</text:span></text:p>
      <text:p text:style-name="P4">These strings are shown on the web interface to present the tool.</text:p>
      <text:p text:style-name="P4"/>
      <text:p text:style-name="P4">default:</text:p>
      <text:p text:style-name="P11">LTFSARCHIVER_TITLE="LTFS Archiver"</text:p>
      <text:p text:style-name="P8"><text:span text:style-name="T9">LTFSARCHIVER_VERSION="1.3.</text:span><text:span text:style-name="T10">subversion</text:span><text:span text:style-name="T9">"</text:span></text:p>
      <text:p text:style-name="P11"/>
      <text:p text:style-name="P8"><text:span text:style-name="T9">LTFSARCHIVER_HOME </text:span><text:span text:style-name="T3">and</text:span><text:span text:style-name="T9"> LTFSARCHIVER_LOGDIR</text:span></text:p>
      <text:p text:style-name="P4">These are the paths to home and log directories </text:p>
      <text:p text:style-name="P4"/>
      <text:p text:style-name="P4">default:</text:p>
      <text:p text:style-name="P8"><text:span text:style-name="T9">LTFSARCHVER_HOME=”</text:span><text:span text:style-name="T10">_LTFSARCHIVER_HOME_</text:span><text:span text:style-name="T9">” (*)</text:span></text:p>
      <text:p text:style-name="P11">LTFSARCHIVER_LOGDIR="$LTFSARCHIVER_HOME/logs"</text:p>
      <text:p text:style-name="P4"/>
      <text:p text:style-name="P8"><text:span text:style-name="T9">(*) </text:span><text:span text:style-name="T3">NB: it's a placeholder that will be overwritten by install script</text:span></text:p>
      <text:p text:style-name="P11"/>
      <text:p text:style-name="P11"/>
      <text:p text:style-name="P8"><text:span text:style-name="T9">LTFSARCHIVER_LOGLEVEL </text:span><text:span text:style-name="T3">and</text:span><text:span text:style-name="T9"> LTFSARCHIVER_DEBUG</text:span></text:p>
      <text:p text:style-name="P8"><text:span text:style-name="T9">LTFSARCHIVER_LOGLEVEL</text:span><text:span text:style-name="T3"> is used to set the verbosity of the log (0=minimum, 4=maximum)</text:span></text:p>
      <text:p text:style-name="P8"><text:span text:style-name="T3">If </text:span><text:span text:style-name="T9">LTFSARCHIVER_DEBUG</text:span><text:span text:style-name="T3"> is set to “1”, the log strings (those that have to be printed according to </text:span><text:span text:style-name="T9">LTFSARCHIVER_LOGLEVEL </text:span><text:span text:style-name="T3">value) will be also sent to standard output (useful when manually launching LTFSArchiver as a script, instead of service)</text:span></text:p>
      <text:p text:style-name="P4"/>
      <text:p text:style-name="P4">default:</text:p>
      <text:p text:style-name="P11">LTFSARCHIVER_LOGLEVEL=1</text:p>
      <text:p text:style-name="P11">LTFSARCHIVER_DEBUG=0</text:p>
      <text:p text:style-name="P11"/>
      <text:p text:style-name="P8"><text:span text:style-name="T9">LTFSARCHIVER_USER</text:span><text:span text:style-name="T3">, </text:span><text:span text:style-name="T9">LTFSARCHIVER_GROUP</text:span><text:span text:style-name="T3"> and </text:span><text:span text:style-name="T9">LTFSARCHIVER_DB</text:span></text:p>
      <text:p text:style-name="P4">The first two parameters define the user name and group used as UID and GID during the ltfs mount procedure.</text:p>
      <text:p text:style-name="P8"><text:span text:style-name="T3">The </text:span><text:span text:style-name="T9">LTFSARCHIVER_USER</text:span><text:span text:style-name="T3"> has also to be the owner of the database used by LTFSArchiver, whose name has to be set through the </text:span><text:span text:style-name="T9">LTFSARCHIVER_DB</text:span><text:span text:style-name="T3"> variable</text:span></text:p>
      <text:p text:style-name="P4"><text:soft-page-break/></text:p>
      <text:p text:style-name="P4">default:</text:p>
      <text:p text:style-name="P11">LTFSARCHIVER_USER="pprime"</text:p>
      <text:p text:style-name="P11">LTFSARCHIVER_GROUP="pprime"</text:p>
      <text:p text:style-name="P11">LTFSARCHIVER_DB="ltfsarchiver"</text:p>
      <text:p text:style-name="P11"/>
      <text:p text:style-name="P11">LTFSARCHIVER_LTFSTIMEOUT</text:p>
      <text:p text:style-name="P4">Is the time in seconds LTFSArchiver has to wait after ltfs' unmount command (if mount issued in RW mode) before considering succesfully completed the eject/recovery tape.</text:p>
      <text:p text:style-name="P8"><text:span text:style-name="T3">After an umount command, in fact, ltfs needs some time to physically update the index partition. Removing the tape before the index update (even if physically allowed by the device) may cause a filesystem corruption(see also </text:span><text:span text:style-name="T9">LTFSARCHIVER_LTFSSYNC</text:span><text:span text:style-name="T3"> parameter)</text:span></text:p>
      <text:p text:style-name="P4">This parameter is ignored when unmountig a R/O ltfs. Please be careful when considering to lower the default that is set to 120 seconds.</text:p>
      <text:p text:style-name="P4"/>
      <text:p text:style-name="P4">Default:</text:p>
      <text:p text:style-name="P11">LTFSARCHIVER_LTFSTIMEOUT=120</text:p>
      <text:p text:style-name="P4"/>
      <text:p text:style-name="P11">LTFSARCHIVER_MAXRESTORE_PRIORITY</text:p>
      <text:p text:style-name="P4">Reserved for future uses, it is intended to set a priority rate between restore and other requests.</text:p>
      <text:p text:style-name="P4"/>
      <text:p text:style-name="P4">Default:</text:p>
      <text:p text:style-name="P11">LTFSARCHIVER_MAXRESTORE_PRIORITY=0</text:p>
      <text:p text:style-name="P4"/>
      <text:p text:style-name="P11">LTFSARCHIVER_INTERRUN</text:p>
      <text:p text:style-name="P4">It is the number of seconds between each agent run. Lower values assure more promptness of the system but also a higher overhead.</text:p>
      <text:p text:style-name="P4"/>
      <text:p text:style-name="P4">Default:</text:p>
      <text:p text:style-name="P11">LTFSARCHIVER_INTERRUN=60</text:p>
      <text:p text:style-name="P4"/>
      <text:p text:style-name="P4"/>
      <text:p text:style-name="P11">LTFSARCHIVER_LTFSSYNC</text:p>
      <text:p text:style-name="P8"><text:span text:style-name="T3">Determines the mode ltfs will executes the sync of the index partition (see also </text:span><text:span text:style-name="T9">LTFSARCHIVER_LTFSTIMEOUT</text:span><text:span text:style-name="T3"> parameter). Used only when the LTO Tape is mounted in R/W. Accepted values are the same accepted by the system command ltfs mount: </text:span><text:span text:style-name="T5">time, close, unmount.</text:span></text:p>
      <text:p text:style-name="P8"><text:span text:style-name="T3">The </text:span><text:span text:style-name="T5">unmount</text:span><text:span text:style-name="T3"> mode is preferred (the default) because if the archive procedure has to write a lot of files, </text:span><text:span text:style-name="T5">time</text:span><text:span text:style-name="T3"> and </text:span><text:span text:style-name="T5">close</text:span><text:span text:style-name="T3"> modalities can cause frequent index updates and consequent long rewind/update/fast forward operations).</text:span></text:p>
      <text:p text:style-name="P8"><text:span text:style-name="T3">Using </text:span><text:span text:style-name="T5">unmount </text:span><text:span text:style-name="T3">instead</text:span><text:span text:style-name="T5">,</text:span><text:span text:style-name="T3"> the index update will be executed only once per run.</text:span></text:p>
      <text:p text:style-name="P4"/>
      <text:p text:style-name="P4">Default:</text:p>
      <text:p text:style-name="P11">LTFSARCHIVER_LTFSSYNC="unmount"</text:p>
      <text:p text:style-name="P4"/>
      <text:p text:style-name="P4"/>
      <text:p text:style-name="P8"><text:span text:style-name="T9">LTFSARCHIVER_RULESIZE </text:span><text:span text:style-name="T3">and</text:span><text:span text:style-name="T9"> LTFSARCHIVER_RULEEXTS</text:span></text:p>
      <text:p text:style-name="P4">Set these variable to determine the files that should be stored into the “a” (or index) partition of a LTO5/LTFS tape.</text:p>
      <text:p text:style-name="P4"/>
      <text:p text:style-name="P8"><text:soft-page-break/><text:span text:style-name="T9">LTFSARCHIVER_RULESIZE </text:span><text:span text:style-name="T3">sets the maximum filesize amount a file can have to be stored in the index partition</text:span></text:p>
      <text:p text:style-name="P11"/>
      <text:p text:style-name="P8"><text:span text:style-name="T9">LTFSARCHIVER_</text:span><text:span text:style-name="T1"> </text:span><text:span text:style-name="T9">RULEEXTS </text:span><text:span text:style-name="T3">array sets the extension(s) of the files that will be stored in the index partition</text:span></text:p>
      <text:p text:style-name="P4">Please note that BOTH conditions have to be satisfied to allow the file being stored in the index partition.</text:p>
      <text:p text:style-name="P11"/>
      <text:p text:style-name="P4">Sample:</text:p>
      <text:p text:style-name="P11">LTFSARCHIVER_RULESIZE="2M"</text:p>
      <text:p text:style-name="P11">LTFSARCHIVER_RULEEXTS=( txt htm html )</text:p>
      <text:p text:style-name="P11"/>
      <text:p text:style-name="P4">This ruleset will cause storing into the index partition the “*txt”, “*htm” and “*html” files if they are smaller than 2 MB.</text:p>
      <text:p text:style-name="P4">Files with other extensions OR bigger than 2 MB will be stored into the data partition</text:p>
      <text:p text:style-name="P4"/>
      <text:p text:style-name="P4">Default:</text:p>
      <text:p text:style-name="P11">LTFSARCHIVER_RULESIZE="5M"</text:p>
      <text:p text:style-name="P11">LTFSARCHIVER_RULEEXTS=( txt xml jpg )</text:p>
      <text:p text:style-name="P11"/>
      <text:p text:style-name="P4">Caveat:</text:p>
      <text:p text:style-name="P4">The same criteria will be applied during a directory archiving process to optimize the performance of the process itself.</text:p>
      <text:p text:style-name="P4">Changing them after having formatted one o more tape may lead to slow archive operations as archive process will use different values than the ones used by ltfs.</text:p>
      <text:p text:style-name="P4"/>
      <text:p text:style-name="P11"/>
      <text:p text:style-name="P8"><text:span text:style-name="T9">LTFSARCHIVER_RULEOVER </text:span><text:span text:style-name="T3">(not implemented yet)</text:span></text:p>
      <text:p text:style-name="P4">If set to (Y)es mkltfs will format tape allowing a future override of formatting rules.</text:p>
      <text:p text:style-name="P4">If set to (N)o mkltfs will format tape without allowing future override.</text:p>
      <text:p text:style-name="P4">For future use</text:p>
      <text:p text:style-name="P4"/>
      <text:p text:style-name="P4">Default:</text:p>
      <text:p text:style-name="P11">LTFSARCHIVER_RULEOVER="n"</text:p>
      <text:p text:style-name="P4"/>
      <text:p text:style-name="P4"/>
      <text:p text:style-name="P11">LTFSARCHIVER_MAXAVAIL</text:p>
      <text:p text:style-name="P4">Max concurrent active instances of makeavailable requests.</text:p>
      <text:p text:style-name="P4">When a tape is loaded due to a “makeavailable” request, it will lock both <text:s/>the tape and the drive device during the time it stays online. If you have more than one LTO driver, you can set this parameter to a smaller number, in order to avoid blocking other queued tasks. </text:p>
      <text:p text:style-name="P4"/>
      <text:p text:style-name="P4">Default:</text:p>
      <text:p text:style-name="P11">LTFSARCHIVER_MAXAVAIL=2</text:p>
      <text:p text:style-name="P4"/>
      <text:p text:style-name="P11">LTFSARCHIVER_MNTAVAIL</text:p>
      <text:p text:style-name="P8"><text:span text:style-name="T3">Is the “base” mountpoint where the makeavailable access point will be created e.g., if the tape </text:span><text:span text:style-name="T9">“EX000000” </text:span><text:span text:style-name="T3">is made available, its mount point will be: </text:span></text:p>
      <text:p text:style-name="P12">$LTFSARCHIVER_MNTAVAIL/EX000000</text:p>
      <text:p text:style-name="P6"><text:bookmark text:name="_GoBack"/></text:p>
      <text:p text:style-name="P6">Default:</text:p>
      <text:p text:style-name="P12">LTFSARCHIVER_MNTAVAIL="/mnt/ltfsarchiver/lto-ltfs"</text:p>
      <text:p text:style-name="P6"><text:soft-page-break/></text:p>
      <text:p text:style-name="P6"/>
      <text:p text:style-name="P11">LTFSARCHIVER_LOCK_LABEL</text:p>
      <text:p text:style-name="P4">A sort of “dummy label” used to put a tape device in unusable status through the web interface (see “LTFSArchiverWebGUI”).</text:p>
      <text:p text:style-name="P4">An attempt to use Tapemanager/Add command to add a tape with this label will be refused.</text:p>
      <text:p text:style-name="P4"/>
      <text:p text:style-name="P4">Default:</text:p>
      <text:p text:style-name="P11">LTFSARCHIVER_LOCK_LABEL="donotuse"</text:p>
      <text:p text:style-name="P4"/>
      <text:p text:style-name="P4"/>
      <text:p text:style-name="P14">LTFSARCHIVER_DAYSKEEP</text:p>
      <text:p text:style-name="P4">Sets the “time to live” (in days) of logfiles and db entries.</text:p>
      <text:p text:style-name="P4">A batch (located in /etc/cron.daily) proveds removing from db the records pertaining to instances succesfully completed (failed ones are NOT removed) and logfiles if older the the number of days specified.</text:p>
      <text:p text:style-name="P4">Set this parameter according to your needs.</text:p>
      <text:p text:style-name="P4"/>
      <text:p text:style-name="P4">Default:</text:p>
      <text:p text:style-name="P14">LTFSARCHIVER_DAYSKEEP=10</text:p>
      <text:p text:style-name="P4"/>
      <text:p text:style-name="P11">GUESSED_CONF</text:p>
      <text:p text:style-name="P4">It's the name of the auto-configuration file generated by the script</text:p>
      <text:p text:style-name="P8"><text:span text:style-name="T9">/opt/pprime/sbin/utils/guess_conf.sh</text:span><text:span text:style-name="T3"> (see further).</text:span></text:p>
      <text:p text:style-name="P4"/>
      <text:p text:style-name="P4">Default:</text:p>
      <text:p text:style-name="P11">GUESSED_CONF=$LTFSARCHIVER_HOME/conf/guessed.conf</text:p>
      <text:p text:style-name="P11"/>
      <text:p text:style-name="P4"/>
      <text:p text:style-name="P11">LTFSARCHIVER_OUTPUT</text:p>
      <text:p text:style-name="P4">Sets the default output format for API'S calls.</text:p>
      <text:p text:style-name="P4">Available values are “XML” and “JSON”</text:p>
      <text:p text:style-name="P8"><text:span text:style-name="T3">This format can be overridden adding “</text:span><text:span text:style-name="T14">Output=</text:span><text:span text:style-name="T15">format</text:span><text:span text:style-name="T3">” while calling API'S</text:span></text:p>
      <text:p text:style-name="P4"/>
      <text:p text:style-name="P4">Default:</text:p>
      <text:p text:style-name="P11">LTFSARCHIVER_OUTPUT=”XML”</text:p>
      <text:p text:style-name="P11"/>
      <text:p text:style-name="P11"/>
      <text:p text:style-name="P11">LTFSARCHIVER_DEFPOOL</text:p>
      <text:p text:style-name="P4">Sets the name of the deafult pool that will be used by API's when not specified using PoolName parameter.</text:p>
      <text:p text:style-name="P11"/>
      <text:p text:style-name="P4">Delfault:</text:p>
      <text:p text:style-name="P11">LTFSARCHIVER_DEFPOOL="defaultfs"</text:p>
      <text:p text:style-name="P11"/>
      <text:p text:style-name="P11"/>
      <text:p text:style-name="P15">LTFSARCHIVER_DAYSKEEP</text:p>
      <text:p text:style-name="P4">Sets the retention period (in days) for tasks report files and request table entries after their completion</text:p>
      <text:p text:style-name="P4">After this period, the daily automatic cleaner batch will remove files from report directory and from internal DB.</text:p>
      <text:p text:style-name="P15"><text:soft-page-break/></text:p>
      <text:p text:style-name="P4">Deafult:</text:p>
      <text:p text:style-name="P15">LTFSARCHIVER_DAYSKEEP=100</text:p>
      <text:p text:style-name="P17"/>
      <text:p text:style-name="P17"/>
      <text:p text:style-name="P15">LTFSARCHIVER_NAMESPACE</text:p>
      <text:p text:style-name="P4">Sets the namespaces used to validate reports</text:p>
      <text:p text:style-name="P15"/>
      <text:p text:style-name="P4">Default:</text:p>
      <text:p text:style-name="P16">LTFSARCHIVER_NAMESPACE='xmlns:xsi="http://www.w3.org/2001/XMLSchema-instance" xmlns:xlink="http://www.w3.org/1999/xlink"'</text:p>
      <text:p text:style-name="P17"/>
      <text:p text:style-name="P15">GUESSED_CONF</text:p>
      <text:p text:style-name="P7">Sets the path to the override config file.</text:p>
      <text:p text:style-name="P7">This file can be generated by guess_conf.sh script or manually edited by user.</text:p>
      <text:p text:style-name="P7">Please see Section 4 for the type and list of parameters usally managed by this file</text:p>
      <text:p text:style-name="P7"/>
      <text:p text:style-name="P7">Default:</text:p>
      <text:p text:style-name="P15">GUESSED_CONF=$LTFSARCHIVER_HOME/conf/guessed.conf</text:p>
      <text:p text:style-name="P7"/>
      <text:p text:style-name="P7"/>
      <text:p text:style-name="P11">LTO_ALLOWED_CODES and LTO_ALLOWED_TYPES</text:p>
      <text:p text:style-name="P4">These arrays (they must be set as arrays even if you want to configure LTFSArchiver to allow a single LTO type) contains the Density Code(s) that identify the different LTO types and their well-known names.</text:p>
      <text:p text:style-name="P8"><text:span text:style-name="T3">Of course, the n</text:span><text:span text:style-name="T21">th </text:span><text:span text:style-name="T3">density code of the first array must match with the n</text:span><text:span text:style-name="T21">th</text:span><text:span text:style-name="T3"> LTO type.</text:span></text:p>
      <text:p text:style-name="P4"/>
      <text:p text:style-name="P4">Default:</text:p>
      <text:p text:style-name="P11">LTO_ALLOWED_CODES=( 0x58 0x5a )</text:p>
      <text:p text:style-name="P11">LTO_ALLOWED_TYPES=( LTO5 LTO6 )</text:p>
      <text:p text:style-name="P4"/>
      <text:p text:style-name="P4"/>
      <text:p text:style-name="P11">LTO_WATERMARK</text:p>
      <text:p text:style-name="P4">This array must have the same number of elements as the previous two.</text:p>
      <text:p text:style-name="P4">Each element represents the minimum available space (in MB) for a tape (according to his known type) to <text:s/>be considered available for a new archive request. This is done because ltfs does not allow to fill a tape more than 98-99% of its declared capacity. If a LTO5 tape has less than about 22 GB of free space, the tape will be mounted in R/O mode even if R/W was specified.</text:p>
      <text:p text:style-name="P4"/>
      <text:p text:style-name="P4">Default:</text:p>
      <text:p text:style-name="P11">LTO_WATERMARK=( 22000 33000 )</text:p>
      <text:p text:style-name="P4"/>
      <text:p text:style-name="P4"/>
      <text:p text:style-name="P4"/>
      <text:h text:style-name="P41" text:outline-level="2" text:is-list-header="true"><text:bookmark text:name="__RefHeading__1612_902468705"/>Section 3: Paths to command and db access</text:h>
      <text:p text:style-name="P4">It includes the major paths to the OS commands used for the core activities.</text:p>
      <text:p text:style-name="P4">This section should not be modified, except if a non-default version of a command or utility has to be used.</text:p>
      <text:p text:style-name="P4"/>
      <text:p text:style-name="P15">PATH=/usr/local/bin:$PATH (*)</text:p>
      <text:p text:style-name="P18">CMD_MTX=`which mtx`</text:p>
      <text:p text:style-name="P18"><text:soft-page-break/>CMD_MT=`which mt`</text:p>
      <text:p text:style-name="P18">CMD_PSQL=`which psql`</text:p>
      <text:p text:style-name="P18">CMD_LTFS=`which ltfs`</text:p>
      <text:p text:style-name="P18">CMD_MD5=`which md5sum`</text:p>
      <text:p text:style-name="P18">CMD_SHA1=`which sha1sum`</text:p>
      <text:p text:style-name="P18">CMD_MKLTFS=`which mkltfs`</text:p>
      <text:p text:style-name="P18">CMD_XMLLINT=`which xmllint`</text:p>
      <text:p text:style-name="P18">CMD_RSYNC=`which rsync`" -vas"</text:p>
      <text:p text:style-name="P18">CMD_XSL=`which xsltproc`</text:p>
      <text:p text:style-name="P18">CMD_DB="$CMD_PSQL -U $LTFSARCHIVER_USER -d $LTFSARCHIVER_DB -t -c "</text:p>
      <text:p text:style-name="P18">CMD_DB_HTML="$CMD_PSQL -U $LTFSARCHIVER_USER -d $LTFSARCHIVER_DB -H -c "</text:p>
      <text:p text:style-name="P17"/>
      <text:p text:style-name="P8">(*) <text:span text:style-name="T20">/usr/local/bin</text:span> <text:span text:style-name="T3">is the path where usually LTFS's binary binaries are installed; if this path is not set for root shell, they could be unavailable</text:span></text:p>
      <text:p text:style-name="P8"/>
      <text:h text:style-name="Heading_20_2" text:outline-level="2"/>
      <text:h text:style-name="P39" text:outline-level="2"><text:bookmark text:name="__RefHeading__1614_902468705"/>Section 4: Library and tape devices (see usage of guess_config further)</text:h>
      <text:p text:style-name="P11"/>
      <text:p text:style-name="P4"/>
      <text:p text:style-name="P11">CONF_CHANGER_DEVICES</text:p>
      <text:p text:style-name="P4">String array containing the physical device name(s) of the used library(ies), a blank must be used as a separator.</text:p>
      <text:p text:style-name="P4">Sample of a system with two libraries with device name sg5 and sg8:</text:p>
      <text:p text:style-name="P11">CONF_CHANGER_DEVICES=( /dev/sg5 /dev/sg8 )</text:p>
      <text:p text:style-name="P4"/>
      <text:p text:style-name="P4">Default:</text:p>
      <text:p text:style-name="P11">CONF_CHANGER_DEVICES=( /dev/sg5 )</text:p>
      <text:p text:style-name="P4"/>
      <text:p text:style-name="P11">CONF_CHANGER_SLOTS</text:p>
      <text:p text:style-name="P4">String array containing the number of slot (Storage Element) available for each library. </text:p>
      <text:p text:style-name="P4">A blank must be used as a separator.</text:p>
      <text:p text:style-name="P8"><text:span text:style-name="T3">The order must be the same used for libraries with the </text:span><text:span text:style-name="T9">CHANGER_DEVICES</text:span><text:span text:style-name="T3"> array.</text:span></text:p>
      <text:p text:style-name="P4">Referring to previous sample, and supposing that sg5 library has 24 slot and sg8 has 48 slots, the <text:s/>array must be:</text:p>
      <text:p text:style-name="P11">CONF_CHANGER_SLOTS=( 24 48 )</text:p>
      <text:p text:style-name="P4"/>
      <text:p text:style-name="P4">Default:</text:p>
      <text:p text:style-name="P11">CONF_CHANGER_SLOTS=( 24 )</text:p>
      <text:p text:style-name="P4"/>
      <text:p text:style-name="P11">CONF_CHANGER_TAPES</text:p>
      <text:p text:style-name="P4">Array containing the number of tape devices (Data Transfer Element) available for each library. A blank must be used as a separator.</text:p>
      <text:p text:style-name="P8"><text:span text:style-name="T3">The order must be the same used for libraries with the </text:span><text:span text:style-name="T9">CHANGER_DEVICES</text:span><text:span text:style-name="T3"> array.</text:span></text:p>
      <text:p text:style-name="P4">Referring to previous sample and supposing that sg5 library has 2 tapes and sg8 has 1 tape, the array must be:</text:p>
      <text:p text:style-name="P11">CONF_CHANGER_TAPES=( 2 1 )</text:p>
      <text:p text:style-name="P4"/>
      <text:p text:style-name="P4">Deafult:</text:p>
      <text:p text:style-name="P11">CONF_CHANGER_TAPES=( 1 )</text:p>
      <text:p text:style-name="P4"/>
      <text:p text:style-name="P8"><text:span text:style-name="T9">CONF_CHANGER_TAPEDEV_X</text:span><text:span text:style-name="T3"> (where x= 0, 1... n)</text:span></text:p>
      <text:p text:style-name="P8"><text:span text:style-name="T3">Array containing the device address(es) of the tape devices associated to library X (where </text:span><text:soft-page-break/><text:span text:style-name="T3">X is the zero-based index of the library array </text:span><text:span text:style-name="T9">CHANGER_DEVICES</text:span><text:span text:style-name="T3">).</text:span></text:p>
      <text:p text:style-name="P4">A blank must be used as a separator.</text:p>
      <text:p text:style-name="P4">Referring to previous sample and supposing that sg5 library has two <text:s/>tape drives st6 and st7 and sg8 library has a single tape st9, the arrays must appear as:</text:p>
      <text:p text:style-name="P11"/>
      <text:p text:style-name="P11">CONF_CHANGER_TAPEDEV_0=( /dev/st6 /dev/st7 )</text:p>
      <text:p text:style-name="P11">CONF_CHANGER_TAPEDEV_1=( /dev/st9 )</text:p>
      <text:p text:style-name="P11"/>
      <text:p text:style-name="P4">Default</text:p>
      <text:p text:style-name="P11">CONF_CHANGER_TAPEDEV_0=( /dev/st0 )</text:p>
      <text:p text:style-name="P4"/>
      <text:p text:style-name="P11">CONF_MANUAL_TAPEDEV</text:p>
      <text:p text:style-name="P4">Is the array containing the device addresse(s) of ALL external tape device connected to the LTFSarchiver system.</text:p>
      <text:p text:style-name="P4">A blank must be used as a separator.</text:p>
      <text:p text:style-name="P4"/>
      <text:p text:style-name="P4">Sample:</text:p>
      <text:p text:style-name="P11">CONF_MANUAL_TAPEDEV=( /dev/st2 /dev/st3 )</text:p>
      <text:p text:style-name="P4"/>
      <text:p text:style-name="P4">Default: </text:p>
      <text:p text:style-name="P11">CONF_MANUAL_TAPEDEV =( /dev/st1 )</text:p>
      <text:p text:style-name="P4"/>
      <text:p text:style-name="P4"/>
      <text:p text:style-name="P11">CONF_BACKEND</text:p>
      <text:p text:style-name="P4">Array containing informations about the backend emulator that will be used by LTFS commands.</text:p>
      <text:p text:style-name="P4">As different LTFS builds use different backend and device default values, a correct setting of this array will allow LTFSArchiver to manage in the correct way tape devices coming from different vendors.</text:p>
      <text:p text:style-name="P8"><text:span text:style-name="T3">The array data are stored in the form </text:span><text:span text:style-name="T5">“scsi-tapedevice-address” “backend-value”</text:span></text:p>
      <text:p text:style-name="P4">See Appendix B for a deeper discussion about backend and device name.</text:p>
      <text:p text:style-name="P4"/>
      <text:p text:style-name="P4">Sample:</text:p>
      <text:p text:style-name="P13">CONF_BACKENDS=( /dev/st0 ibmtape /dev/st1 ltotape /dev/st2 orcltape)</text:p>
      <text:p text:style-name="P4"/>
      <text:p text:style-name="P4">Default :</text:p>
      <text:p text:style-name="P13">CONF_BACKENDS=( /dev/st0 ltotape /dev/st1 ltotape )</text:p>
      <text:p text:style-name="P1"/>
      <text:p text:style-name="P26"/>
      <text:p text:style-name="P27"/>
      <text:h text:style-name="P39" text:outline-level="2"><text:bookmark text:name="__RefHeading__1616_902468705"/>Guessed_config file</text:h>
      <text:p text:style-name="P8"><text:span text:style-name="T3">Trying to make simpler the parameters set up in section 4 of the configuration file, it is possible to execute a script based on the </text:span><text:span text:style-name="T5">sg_map</text:span><text:span text:style-name="T3"> system utility; please ensure that </text:span><text:span text:style-name="T5">sg_map</text:span><text:span text:style-name="T3"> package has been installed or the script will fail.</text:span></text:p>
      <text:p text:style-name="P4"/>
      <text:p text:style-name="P5">Launching the script.</text:p>
      <text:p text:style-name="P4"/>
      <text:p text:style-name="P8"><text:span text:style-name="T3">Login as root user and run: </text:span><text:span text:style-name="T9">$LTFSARCHIVER_HOME/sbin/utils/guess_conf.sh</text:span></text:p>
      <text:p text:style-name="P4"/>
      <text:p text:style-name="P4">Each time the script finds a device that announce itself as a library or as a tape, a message will be printed. An example follows:</text:p>
      <text:p text:style-name="P4"/>
      <text:p text:style-name="P13">Step 1: Tape changers</text:p>
      <text:p text:style-name="P13">Tape loader(s) found: 1</text:p>
      <text:p text:style-name="P13">scsi device /dev/sg6 appears to be a library</text:p>
      <text:p text:style-name="P13">Step 2: Tape devices</text:p>
      <text:p text:style-name="P13">Tape device(s) found: 2</text:p>
      <text:p text:style-name="P13">Step 3: Changers/Tape associations</text:p>
      <text:p text:style-name="P13">scsi device /dev/st1 appears to be a tape owned by /dev/sg6 library</text:p>
      <text:p text:style-name="P13">Step 4: Standalone tapes</text:p>
      <text:p text:style-name="P13">scsi device /dev/st0 appears to be an external tape</text:p>
      <text:p text:style-name="P13"/>
      <text:p text:style-name="P4"/>
      <text:p text:style-name="P8"><text:span text:style-name="T3">Finally, the guessed configuration found will be compared with the existing (if existing...) guessed configuration file (see </text:span><text:span text:style-name="T9">GUESSED_CONF</text:span><text:span text:style-name="T3"> variable) and shown:</text:span></text:p>
      <text:p text:style-name="P4"/>
      <text:p text:style-name="P11">The guessed conf doesn't differ from running conf:</text:p>
      <text:p text:style-name="P11">--------------------------------------------------</text:p>
      <text:p text:style-name="P11">CONF_BACKENDS=( /dev/st0 ltotape /dev/st1 ltotape )</text:p>
      <text:p text:style-name="P11">CONF_CHANGER_DEVICES=( /dev/sg6 )</text:p>
      <text:p text:style-name="P11">CONF_CHANGER_SLOTS=( 48 )</text:p>
      <text:p text:style-name="P11">CONF_CHANGER_TAPEDEV_0=( /dev/st1 )</text:p>
      <text:p text:style-name="P11">CONF_CHANGER_TAPES=( 2 )</text:p>
      <text:p text:style-name="P11">CONF_MANUAL_TAPEDEV=( /dev/st0 )</text:p>
      <text:p text:style-name="P11">--------------------------------------------------</text:p>
      <text:p text:style-name="P11"/>
      <text:p text:style-name="P4"/>
      <text:p text:style-name="P5">Updating the configuration</text:p>
      <text:p text:style-name="P4"/>
      <text:p text:style-name="P8"><text:span text:style-name="T3">If the guessed conf file doesn't exist or differs from active configuration, the user is asked whether to update the configuration or not. Answering “Y”, the old </text:span><text:span text:style-name="T9">GUESSED_CONF</text:span><text:span text:style-name="T3"> file will be overwritten by the new one. Please refer to Appendix A for more information and cautions about configuration guessing.</text:span></text:p>
      <text:p text:style-name="P4"/>
      <text:p text:style-name="P4"/>
      <text:p text:style-name="P4"/>
      <text:p text:style-name="P4"/>
      <text:p text:style-name="P4"/>
      <text:list xml:id="list36532787" text:continue-numbering="true" text:style-name="WW8Num2">
        <text:list-item>
          <text:p text:style-name="P36"><text:bookmark text:name="__RefHeading__1618_902468705"/><text:soft-page-break/>Starting/stopping service</text:p>
        </text:list-item>
      </text:list>
      <text:p text:style-name="P9"><text:span text:style-name="T22">Actually the real actions (e.g. read/write operations) are performed by a unique system service called </text:span><text:span text:style-name="T23">ltfsarchiver </text:span><text:span text:style-name="T22">that works by carrying out jobs queued on the database.</text:span></text:p>
      <text:p text:style-name="P19">The service should be configured to be started at runlevels 3 and 5, using 90 as start priority (or, at least, at a lower priority than postgresql and apache daemons)</text:p>
      <text:p text:style-name="P19"/>
      <text:h text:style-name="Heading_20_2" text:outline-level="2"><text:bookmark text:name="__RefHeading__1620_902468705"/>Status</text:h>
      <text:p text:style-name="P19">To check the status of the agent, supply use the command:</text:p>
      <text:p text:style-name="P20"/>
      <text:p text:style-name="P22"><text:tab/>service lftsarchiver status</text:p>
      <text:p text:style-name="P19"/>
      <text:p text:style-name="P19">Possible answers are:</text:p>
      <text:p text:style-name="P19"/>
      <text:p text:style-name="P24">ltfsarchiver is running</text:p>
      <text:p text:style-name="P24">ltfsarchiver is stopped</text:p>
      <text:p text:style-name="P24">[WARNING] ltfsarchiver (RUNPID) is running, but pidfile is missing.</text:p>
      <text:p text:style-name="P9"><text:span text:style-name="T26">[WARNING] ltfsarchiver not running, but pidfile (</text:span><text:span text:style-name="T27">FOUNDPID</text:span><text:span text:style-name="T26">) exixts</text:span></text:p>
      <text:p text:style-name="P21"/>
      <text:p text:style-name="P19">RUNPID is the process id (PID) of the running instance.</text:p>
      <text:p text:style-name="P19">FOUNDPID is the process id (PID) found into the pidfile.</text:p>
      <text:p text:style-name="P19"/>
      <text:h text:style-name="Heading_20_2" text:outline-level="2"><text:bookmark text:name="__RefHeading__1622_902468705"/>Start</text:h>
      <text:p text:style-name="P19">To start the agent, supply the command:</text:p>
      <text:p text:style-name="P19"/>
      <text:p text:style-name="P22"><text:tab/>service lftsarchiver start</text:p>
      <text:p text:style-name="P19"/>
      <text:p text:style-name="P19">Start will be actually attempted only if no other instance is currently running AND pidfile doesn't exists.</text:p>
      <text:p text:style-name="P19"/>
      <text:p text:style-name="P19">Possible answers are:</text:p>
      <text:p text:style-name="P19"/>
      <text:p text:style-name="P24">ltfsarchiver started</text:p>
      <text:p text:style-name="P9"><text:span text:style-name="T26">ltfsarchiver (</text:span><text:span text:style-name="T27">RUNPID</text:span><text:span text:style-name="T26">) is already running</text:span></text:p>
      <text:p text:style-name="P9"><text:span text:style-name="T26">[WARNING] ltfsarchiver not running, but pidfile (</text:span><text:span text:style-name="T27">FOUNDPID</text:span><text:span text:style-name="T26">) exixts</text:span></text:p>
      <text:p text:style-name="P24">[WARNING] ltfsarchiver (RUNPID ) is running, but pidfile is missing</text:p>
      <text:p text:style-name="P19"/>
      <text:h text:style-name="Heading_20_2" text:outline-level="2"><text:bookmark text:name="__RefHeading__1624_902468705"/>Stop</text:h>
      <text:p text:style-name="P19">To stop the agent, supply the command:</text:p>
      <text:p text:style-name="P19"/>
      <text:p text:style-name="P22"><text:tab/>service lftsarchiver stop</text:p>
      <text:p text:style-name="P19"/>
      <text:p text:style-name="P19">Stop will be actually attempted only if an instance is currently running AND pidfile matches the one of the running instance.</text:p>
      <text:p text:style-name="P19"/>
      <text:p text:style-name="P19">possible answers are:</text:p>
      <text:p text:style-name="P19"/>
      <text:p text:style-name="P24">ltfsarchiver stopped</text:p>
      <text:p text:style-name="P24">ltfsarchiver already stopped</text:p>
      <text:p text:style-name="P24">[WARNING] ltfsarchiver not running, but pidfile exists... removing</text:p>
      <text:p text:style-name="P9"><text:span text:style-name="T26">[WARNING] Running process pid (RUNPID) didn't match pidfile (</text:span><text:span text:style-name="T27">FOUNDPID</text:span><text:span text:style-name="T26">)</text:span></text:p>
      <text:p text:style-name="P24">[WARNING] ltfsarchiver (RUNPID ) is running, but pidfile is missing</text:p>
      <text:p text:style-name="P24"><text:soft-page-break/></text:p>
      <text:p text:style-name="P19"/>
      <text:p text:style-name="P20">Please note that stopping the agent will NOT break currently active requests, but simply prevents LTFSArchiver from trying to satisfy further requests. The requests in wait status at the moment of the switch off are not lost but executed when the service will be started again.</text:p>
      <text:p text:style-name="P20">This means that a tape which has been put in “available online” status will be left mounted if a umount command has been issued but still not executed at stop time.</text:p>
      <text:p text:style-name="P20"/>
      <text:list xml:id="list36524471" text:continue-numbering="true" text:style-name="WW8Num2">
        <text:list-item>
          <text:p text:style-name="P36"><text:bookmark text:name="__RefHeading__1626_902468705"/>Log files</text:p>
        </text:list-item>
      </text:list>
      <text:p text:style-name="P9"><text:span text:style-name="T22">LTFSArchiver logs its activities using several files, all of them are placed in the directory specified with the </text:span><text:span text:style-name="T28">LTFSARCHIVER_LOGDIR </text:span><text:span text:style-name="T22">parameter.</text:span></text:p>
      <text:p text:style-name="P19"/>
      <text:p text:style-name="P19">The main logfile has the following name:</text:p>
      <text:p text:style-name="P2"/>
      <text:p text:style-name="P23">ltfsarchiver.YYYYMMDD.log</text:p>
      <text:p text:style-name="P19"/>
      <text:p text:style-name="P9"><text:span text:style-name="T22">where <text:s/></text:span><text:span text:style-name="T28">YYYYMMDD</text:span><text:span text:style-name="T22"> is the date when tape_agent started.</text:span></text:p>
      <text:p text:style-name="P19">It reports if new incoming requests are found and if they are going to be processed or not (and the reason in the last case).</text:p>
      <text:p text:style-name="P19"/>
      <text:p text:style-name="P19">When a request is processed the corresponding activity is reported in a separate log file named:</text:p>
      <text:p text:style-name="P19"/>
      <text:p text:style-name="P23">tape_agent_ssssssssss.log</text:p>
      <text:p text:style-name="P19"/>
      <text:p text:style-name="P9"><text:span text:style-name="T22">where </text:span><text:span text:style-name="T29">ssssssssss</text:span><text:span text:style-name="T22"> is the time when tape agent started in “seconds since 1970/01/01”</text:span></text:p>
      <text:p text:style-name="P19"/>
      <text:p text:style-name="P9"><text:span text:style-name="T22">The log level is determined by the parameter </text:span><text:span text:style-name="T28">LTFSARCHIVER_LOGLEVEL</text:span></text:p>
      <text:list xml:id="list36530179" text:continue-numbering="true" text:style-name="WW8Num2">
        <text:list-item>
          <text:p text:style-name="P38"><text:bookmark text:name="__RefHeading__1628_902468705"/>Appendix A – Guessed configuration</text:p>
        </text:list-item>
      </text:list>
      <text:p text:style-name="P29"/>
      <text:p text:style-name="Text_20_body"><text:span text:style-name="T3">Take care that the result of the </text:span><text:span text:style-name="T9">guess_conf</text:span><text:span text:style-name="T3"> script may, in some cases, lead to <text:s/>wrong configurations.</text:span></text:p>
      <text:p text:style-name="P29">As an example, an HP MSL4048 with two tape drives appears to be a tape library with a single drive, while the second tape will be detected as an external one.</text:p>
      <text:p text:style-name="P29">This happens because the arm is accessible through the same FC bus assigned to the <text:s/>first OR the second tape device.</text:p>
      <text:p text:style-name="P29"/>
      <text:p text:style-name="Text_20_body"><text:span text:style-name="T3">Here follows a real <text:s/>sample of the </text:span><text:span text:style-name="T9">guess_config</text:span><text:span text:style-name="T3"> output obtained <text:s/>with the guessing utility on a server with an HP MSL 4048 with two LTO drives (</text:span><text:span text:style-name="T9">/dev/st0 and /dev/st1</text:span><text:span text:style-name="T3">) and an external HP desktop LTO drive (</text:span><text:span text:style-name="T9">/dev/st2</text:span><text:span text:style-name="T3">).</text:span></text:p>
      <text:p text:style-name="P29"/>
      <text:p text:style-name="P31">CONF_CHANGER_TAPEDEV_0=( /dev/st0 )</text:p>
      <text:p text:style-name="P31">CONF_CHANGER_DEVICES=( /dev/sg6 )</text:p>
      <text:p text:style-name="P31">CONF_CHANGER_SLOTS=( 48 )</text:p>
      <text:p text:style-name="P31">CONF_CHANGER_TAPES=( 2 )</text:p>
      <text:p text:style-name="P30"><text:span text:style-name="T12">CONF_MANUAL_TAPEDEV=( <text:s/></text:span><text:span text:style-name="T30">/dev/st1</text:span><text:span text:style-name="T12"> /dev/st2 )</text:span></text:p>
      <text:p text:style-name="P28"/>
      <text:p text:style-name="P29">While the right configuration should be:</text:p>
      <text:p text:style-name="P31">CONF_BACKENDS=( /dev/st0 ltotape /dev/st1 ltotape /dev/st2 ltotape )</text:p>
      <text:p text:style-name="P30"><text:span text:style-name="T12">CONF_CHANGER_TAPEDEV_0=( /dev/st0 </text:span><text:span text:style-name="T30">/dev/st1</text:span><text:span text:style-name="T12"> )</text:span></text:p>
      <text:p text:style-name="P31">CONF_CHANGER_DEVICES=( /dev/sg6 )</text:p>
      <text:p text:style-name="P31">CONF_CHANGER_SLOTS=( 48 )</text:p>
      <text:p text:style-name="P31">CONF_CHANGER_TAPES=( 2 )</text:p>
      <text:p text:style-name="P31">CONF_MANUAL_TAPEDEV=( /dev/st2 )</text:p>
      <text:p text:style-name="P28"/>
      <text:p text:style-name="P29">When the script should detect that the number of tape devices associated to a media changer is lower that the value declared by the changer itself, a warning message will be displayed:</text:p>
      <text:p text:style-name="P31"/>
      <text:p text:style-name="P31">!!!!!!!!!!!!!!!!!!!!!!!!!!!!!!!!!!!!!!!!!!!!!!!!!!!!!!!!!!!!!!!!!!!!!</text:p>
      <text:p text:style-name="P31">WARNING!</text:p>
      <text:p text:style-name="P31">Changer /dev/sg6 has 2 tape device(s),</text:p>
      <text:p text:style-name="P31">but the guessed conf script detected 1 tape device(s)</text:p>
      <text:p text:style-name="P31">maybe one of the following device(s) are actually managed by /dev/sg6</text:p>
      <text:p text:style-name="P31">--&gt; /dev/st1</text:p>
      <text:p text:style-name="P31">!!!!!!!!!!!!!!!!!!!!!!!!!!!!!!!!!!!!!!!!!!!!!!!!!!!!!!!!!!!!!!!!!!!!!</text:p>
      <text:p text:style-name="P31"/>
      <text:p text:style-name="P29">Consider the guess_conf script as an aid to configure the system, not as an error proof tool.</text:p>
      <text:p text:style-name="P31"/>
      <text:list xml:id="list36524107" text:continue-numbering="true" text:style-name="WW8Num2">
        <text:list-item>
          <text:p text:style-name="P38"><text:bookmark text:name="__RefHeading__1630_902468705"/>Appendix B – LTFS devname and backend</text:p>
        </text:list-item>
      </text:list>
      <text:p text:style-name="P28"/>
      <text:p text:style-name="P29">According to LTFS documentation, LTFS needs to know “who” and “how” to interact with a tape device.</text:p>
      <text:p text:style-name="Text_20_body"><text:span text:style-name="T3">“who” is the devname: it a remap from generic </text:span><text:span text:style-name="T14">/dev/sgX</text:span><text:span text:style-name="T3"> (i.e. </text:span><text:span text:style-name="T14">/dev/stX</text:span><text:span text:style-name="T3">)</text:span></text:p>
      <text:p text:style-name="Text_20_body"><text:span text:style-name="T3">“how” is the backend: the manufacturer’s specific driver library (i.e. </text:span><text:span text:style-name="T14">ltotape</text:span><text:span text:style-name="T3">)</text:span></text:p>
      <text:p text:style-name="P29"/>
      <text:p text:style-name="P29">Several manufacturer have released their own LTFS version, each of them using different default values for these parameters.</text:p>
      <text:p text:style-name="P29"/>
      <text:p text:style-name="Text_20_body"><text:span text:style-name="T3">Additionally, IBM uses a different device naming (</text:span><text:span text:style-name="T14">/dev/IBMtapeX</text:span><text:span text:style-name="T3"> instead of </text:span><text:span text:style-name="T14">/dev/stX</text:span><text:span text:style-name="T3">), and a specific package (</text:span><text:span text:style-name="T14">lin_tape</text:span><text:span text:style-name="T3">) is needed to create the correct device name.</text:span></text:p>
      <text:p text:style-name="P29">The default devname and backend values used by some LTFS distribution are reported:</text:p>
      <text:p text:style-name="P2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2">Distribution</text:p>
          </table:table-cell>
          <table:table-cell table:style-name="Tabella1.A1" office:value-type="string">
            <text:p text:style-name="P32">Devname</text:p>
          </table:table-cell>
          <table:table-cell table:style-name="Tabella1.C1" office:value-type="string">
            <text:p text:style-name="P32">Backend</text:p>
          </table:table-cell>
        </table:table-row>
        <table:table-row table:style-name="Tabella1.1">
          <table:table-cell table:style-name="Tabella1.A2" office:value-type="string">
            <text:p text:style-name="P32">HP</text:p>
          </table:table-cell>
          <table:table-cell table:style-name="Tabella1.A2" office:value-type="string">
            <text:p text:style-name="P32">/dev/stX</text:p>
          </table:table-cell>
          <table:table-cell table:style-name="Tabella1.C2" office:value-type="string">
            <text:p text:style-name="P32">ltotape</text:p>
          </table:table-cell>
        </table:table-row>
        <table:table-row table:style-name="Tabella1.1">
          <table:table-cell table:style-name="Tabella1.A2" office:value-type="string">
            <text:p text:style-name="P32">IBM</text:p>
          </table:table-cell>
          <table:table-cell table:style-name="Tabella1.A2" office:value-type="string">
            <text:p text:style-name="P32">/dev/IBMtapeX</text:p>
          </table:table-cell>
          <table:table-cell table:style-name="Tabella1.C2" office:value-type="string">
            <text:p text:style-name="P32">ibmtape</text:p>
          </table:table-cell>
        </table:table-row>
        <table:table-row table:style-name="Tabella1.1">
          <table:table-cell table:style-name="Tabella1.A2" office:value-type="string">
            <text:p text:style-name="P32">Oracle</text:p>
          </table:table-cell>
          <table:table-cell table:style-name="Tabella1.A2" office:value-type="string">
            <text:p text:style-name="P32">/dev/stX</text:p>
          </table:table-cell>
          <table:table-cell table:style-name="Tabella1.C2" office:value-type="string">
            <text:p text:style-name="P32">orcltape</text:p>
          </table:table-cell>
        </table:table-row>
        <table:table-row table:style-name="Tabella1.1">
          <table:table-cell table:style-name="Tabella1.A2" office:value-type="string">
            <text:p text:style-name="P32">Quantum</text:p>
          </table:table-cell>
          <table:table-cell table:style-name="Tabella1.A2" office:value-type="string">
            <text:p text:style-name="P32">/dev/stX</text:p>
          </table:table-cell>
          <table:table-cell table:style-name="Tabella1.C2" office:value-type="string">
            <text:p text:style-name="P32">ltotape</text:p>
          </table:table-cell>
        </table:table-row>
      </table:table>
      <text:p text:style-name="P29"/>
      <text:p text:style-name="P29">The guess_config script tries to get the tape vendor name through an “tapeinfo” call and finally create the CONF_BACKENDS array according to the values returned.</text:p>
      <text:p text:style-name="P29"/>
      <text:p text:style-name="P25"/>
      <text:list xml:id="list36534716" text:continue-numbering="true" text:style-name="WW8Num2">
        <text:list-item>
          <text:p text:style-name="P38"><text:bookmark text:name="__RefHeading__1632_902468705"/>Appendix C - Compatibility tests</text:p>
        </text:list-item>
      </text:list>
      <text:p text:style-name="P29"/>
      <text:p text:style-name="P29"/>
      <text:p text:style-name="P29">In order to have LTFSArchiver correctly working with different tape device, media changers and LTFS “flavors”, it has been tested with the following:</text:p>
      <text:p text:style-name="P29"/>
      <text:h text:style-name="P39" text:outline-level="2"><text:bookmark text:name="__RefHeading__1634_902468705"/>LTFS Versions</text:h>
      <text:p text:style-name="P29"/>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2">Distribution</text:p>
          </table:table-cell>
          <table:table-cell table:style-name="Tabella2.A1" office:value-type="string">
            <text:p text:style-name="P32">LTFS version</text:p>
          </table:table-cell>
          <table:table-cell table:style-name="Tabella2.A1" office:value-type="string">
            <text:p text:style-name="P32">Index Spec. Version</text:p>
          </table:table-cell>
          <table:table-cell table:style-name="Tabella2.D1" office:value-type="string">
            <text:p text:style-name="P32">Note</text:p>
          </table:table-cell>
        </table:table-row>
        <table:table-row table:style-name="Tabella2.1">
          <table:table-cell table:style-name="Tabella2.A2" table:number-rows-spanned="2" office:value-type="string">
            <text:p text:style-name="P32">HP</text:p>
          </table:table-cell>
          <table:table-cell table:style-name="Tabella2.A2" office:value-type="string">
            <text:p text:style-name="P32">1.2.2</text:p>
          </table:table-cell>
          <table:table-cell table:style-name="Tabella2.A2" office:value-type="string">
            <text:p text:style-name="P32">2.0.0</text:p>
          </table:table-cell>
          <table:table-cell table:style-name="Tabella2.D2" table:number-rows-spanned="2" office:value-type="string">
            <text:p text:style-name="P32">No support for orcltape</text:p>
          </table:table-cell>
        </table:table-row>
        <table:table-row table:style-name="Tabella2.1">
          <table:covered-table-cell/>
          <table:table-cell table:style-name="Tabella2.A2" office:value-type="string">
            <text:p text:style-name="P32">2.0.0</text:p>
          </table:table-cell>
          <table:table-cell table:style-name="Tabella2.A2" office:value-type="string">
            <text:p text:style-name="P32">2.0.0</text:p>
          </table:table-cell>
          <table:covered-table-cell/>
        </table:table-row>
        <table:table-row table:style-name="Tabella2.1">
          <table:table-cell table:style-name="Tabella2.A2" office:value-type="string">
            <text:p text:style-name="P32">IBM</text:p>
          </table:table-cell>
          <table:table-cell table:style-name="Tabella2.A2" office:value-type="string">
            <text:p text:style-name="P32">1.3.0</text:p>
          </table:table-cell>
          <table:table-cell table:style-name="Tabella2.A2" office:value-type="string">
            <text:p text:style-name="P32">2.0.1</text:p>
          </table:table-cell>
          <table:table-cell table:style-name="Tabella2.D2" office:value-type="string">
            <text:p text:style-name="P32">No support for ltotape/orcltape</text:p>
          </table:table-cell>
        </table:table-row>
        <table:table-row table:style-name="Tabella2.1">
          <table:table-cell table:style-name="Tabella2.A2" office:value-type="string">
            <text:p text:style-name="P32">Oracle</text:p>
          </table:table-cell>
          <table:table-cell table:style-name="Tabella2.A2" office:value-type="string">
            <text:p text:style-name="P32">1.2.0</text:p>
          </table:table-cell>
          <table:table-cell table:style-name="Tabella2.A2" office:value-type="string">
            <text:p text:style-name="P32">2.0.0</text:p>
          </table:table-cell>
          <table:table-cell table:style-name="Tabella2.D2" office:value-type="string">
            <text:p text:style-name="P33"/>
          </table:table-cell>
        </table:table-row>
        <table:table-row table:style-name="Tabella2.1">
          <table:table-cell table:style-name="Tabella2.A2" office:value-type="string">
            <text:p text:style-name="P32">Quantum</text:p>
          </table:table-cell>
          <table:table-cell table:style-name="Tabella2.A2" office:value-type="string">
            <text:p text:style-name="P32">2.0.0</text:p>
          </table:table-cell>
          <table:table-cell table:style-name="Tabella2.A2" office:value-type="string">
            <text:p text:style-name="P32">2.0.0</text:p>
          </table:table-cell>
          <table:table-cell table:style-name="Tabella2.D2" office:value-type="string">
            <text:p text:style-name="P32">No support for orcltape</text:p>
          </table:table-cell>
        </table:table-row>
      </table:table>
      <text:p text:style-name="P29"/>
      <text:p text:style-name="P29"/>
      <text:h text:style-name="P39" text:outline-level="2"><text:bookmark text:name="__RefHeading__1636_902468705"/>LTO Tape devices</text:h>
      <text:p text:style-name="P29"/>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office:value-type="string">
            <text:p text:style-name="P34">Manifacturer</text:p>
          </table:table-cell>
          <table:table-cell table:style-name="Tabella3.A1" office:value-type="string">
            <text:p text:style-name="P34">Model</text:p>
            <text:p text:style-name="P34">(reported from tapeinfo)</text:p>
          </table:table-cell>
          <table:table-cell table:style-name="Tabella3.A1" office:value-type="string">
            <text:p text:style-name="P34">Revision</text:p>
          </table:table-cell>
          <table:table-cell table:style-name="Tabella3.A1" office:value-type="string">
            <text:p text:style-name="P34">Conn.</text:p>
          </table:table-cell>
          <table:table-cell table:style-name="Tabella3.E1" office:value-type="string">
            <text:p text:style-name="P34">Notes</text:p>
          </table:table-cell>
        </table:table-row>
        <table:table-row table:style-name="Tabella3.2">
          <table:table-cell table:style-name="Tabella3.A2" office:value-type="string">
            <text:p text:style-name="P32">HP</text:p>
          </table:table-cell>
          <table:table-cell table:style-name="Tabella3.A2" office:value-type="string">
            <text:p text:style-name="P32">Ultrium 5-SCSI</text:p>
          </table:table-cell>
          <table:table-cell table:style-name="Tabella3.A2" office:value-type="string">
            <text:p text:style-name="P32">I3BW</text:p>
          </table:table-cell>
          <table:table-cell table:style-name="Tabella3.A2" office:value-type="string">
            <text:p text:style-name="P32">FC</text:p>
          </table:table-cell>
          <table:table-cell table:style-name="Tabella3.E2" office:value-type="string">
            <text:p text:style-name="P32">Internal - MSL G3 Series </text:p>
          </table:table-cell>
        </table:table-row>
        <table:table-row table:style-name="Tabella3.2">
          <table:table-cell table:style-name="Tabella3.A2" office:value-type="string">
            <text:p text:style-name="P32">HP</text:p>
          </table:table-cell>
          <table:table-cell table:style-name="Tabella3.A2" office:value-type="string">
            <text:p text:style-name="P32">Ultrium 5-SCSI</text:p>
          </table:table-cell>
          <table:table-cell table:style-name="Tabella3.A2" office:value-type="string">
            <text:p text:style-name="P32">Z3ED</text:p>
          </table:table-cell>
          <table:table-cell table:style-name="Tabella3.A2" office:value-type="string">
            <text:p text:style-name="P32">SAS</text:p>
          </table:table-cell>
          <table:table-cell table:style-name="Tabella3.E2" office:value-type="string">
            <text:p text:style-name="P32">Desktop model</text:p>
          </table:table-cell>
        </table:table-row>
        <table:table-row table:style-name="Tabella3.2">
          <table:table-cell table:style-name="Tabella3.A2" office:value-type="string">
            <text:p text:style-name="P32">IBM</text:p>
          </table:table-cell>
          <table:table-cell table:style-name="Tabella3.A2" office:value-type="string">
            <text:p text:style-name="P32">ULT3580-HH5</text:p>
          </table:table-cell>
          <table:table-cell table:style-name="Tabella3.A2" office:value-type="string">
            <text:p text:style-name="P32">BBNF</text:p>
          </table:table-cell>
          <table:table-cell table:style-name="Tabella3.A2" office:value-type="string">
            <text:p text:style-name="P32">SAS</text:p>
          </table:table-cell>
          <table:table-cell table:style-name="Tabella3.E2" office:value-type="string">
            <text:p text:style-name="P32">Desktop model</text:p>
          </table:table-cell>
        </table:table-row>
      </table:table>
      <text:p text:style-name="P29"/>
      <text:h text:style-name="P39" text:outline-level="2"><text:bookmark text:name="__RefHeading__1638_902468705"/>Media changers</text:h>
      <text:p text:style-name="P29"/>
      <table:table table:name="Tabella4" table:style-name="Tabella4">
        <table:table-column table:style-name="Tabella4.A"/>
        <table:table-column table:style-name="Tabella4.B"/>
        <table:table-column table:style-name="Tabella4.C"/>
        <table:table-column table:style-name="Tabella4.D"/>
        <table:table-column table:style-name="Tabella4.E"/>
        <table:table-row table:style-name="Tabella4.1">
          <table:table-cell table:style-name="Tabella4.A1" office:value-type="string">
            <text:p text:style-name="P34">Manifacturer</text:p>
          </table:table-cell>
          <table:table-cell table:style-name="Tabella4.A1" office:value-type="string">
            <text:p text:style-name="P34">Model</text:p>
            <text:p text:style-name="P34">(reported from tapeinfo)</text:p>
          </table:table-cell>
          <table:table-cell table:style-name="Tabella4.A1" office:value-type="string">
            <text:p text:style-name="P34">Revision</text:p>
          </table:table-cell>
          <table:table-cell table:style-name="Tabella4.A1" office:value-type="string">
            <text:p text:style-name="P34">Conn.</text:p>
          </table:table-cell>
          <table:table-cell table:style-name="Tabella4.E1" office:value-type="string">
            <text:p text:style-name="P34">Notes</text:p>
          </table:table-cell>
        </table:table-row>
        <table:table-row table:style-name="Tabella4.2">
          <table:table-cell table:style-name="Tabella4.A2" office:value-type="string">
            <text:p text:style-name="P32">HP</text:p>
          </table:table-cell>
          <table:table-cell table:style-name="Tabella4.A2" office:value-type="string">
            <text:p text:style-name="P32">MSL G3 Series</text:p>
          </table:table-cell>
          <table:table-cell table:style-name="Tabella4.A2" office:value-type="string">
            <text:p text:style-name="P32">5.00</text:p>
          </table:table-cell>
          <table:table-cell table:style-name="Tabella4.A2" office:value-type="string">
            <text:p text:style-name="P32">FC</text:p>
          </table:table-cell>
          <table:table-cell table:style-name="Tabella4.E2" office:value-type="string">
            <text:p text:style-name="P32">MSL 2024 (1 drive)</text:p>
          </table:table-cell>
        </table:table-row>
        <table:table-row table:style-name="Tabella4.2">
          <table:table-cell table:style-name="Tabella4.A2" office:value-type="string">
            <text:p text:style-name="P32">HP</text:p>
          </table:table-cell>
          <table:table-cell table:style-name="Tabella4.A2" office:value-type="string">
            <text:p text:style-name="P32">MSL G3 Series</text:p>
          </table:table-cell>
          <table:table-cell table:style-name="Tabella4.A2" office:value-type="string">
            <text:p text:style-name="P32">8.10</text:p>
          </table:table-cell>
          <table:table-cell table:style-name="Tabella4.A2" office:value-type="string">
            <text:p text:style-name="P32">FC</text:p>
          </table:table-cell>
          <table:table-cell table:style-name="Tabella4.E2" office:value-type="string">
            <text:p text:style-name="P32">MSL 4048 (2 drives)</text:p>
          </table:table-cell>
        </table:table-row>
      </table:table>
      <text:p text:style-name="P2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face style:name="F" svg:font-family="" style:font-pitch="variable"/>
    <style:font-face style:name="Mangal2" svg:font-family="Mangal" style:font-pitch="variable"/>
    <style:font-face style:name="Microsoft YaHei" svg:font-family="'Microsoft YaHei'" style:font-pitch="variable"/>
    <style:font-face style:name="SimSun1" svg:font-family="SimSun" style:font-pitch="variable"/>
    <style:font-face style:name="font254" svg:font-family="font254"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line-height-at-least="0.176cm" fo:orphans="0" fo:widows="0" fo:hyphenation-ladder-count="no-limit" style:writing-mode="lr-tb"/>
      <style:text-properties style:use-window-font-color="true" style:font-name="Times New Roman" fo:font-size="12pt" fo:language="it" fo:country="IT" style:letter-kerning="true" style:font-name-asian="SimSun1" style:font-size-asian="12pt" style:language-asian="hi" style:country-asian="IN" style:font-name-complex="Times New 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paragraph-properties fo:margin="100%" fo:margin-left="0cm" fo:margin-right="0cm" fo:margin-top="0.423cm" fo:margin-bottom="0.106cm" fo:text-indent="0cm" style:auto-text-indent="false" fo:keep-with-next="always"/>
      <style:text-properties style:font-name="Arial" fo:font-size="14pt" fo:font-weight="bold" style:font-size-asian="14pt" style:font-weight-asian="bold" style:font-name-complex="font254" style:font-size-complex="14.5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ext-properties style:font-name="Arial" fo:font-weight="bold" style:font-name-asian="Microsoft YaHei" style:font-weight-asian="bold" style:font-name-complex="Mangal2" style:font-size-complex="14pt" style:font-style-complex="italic" style:font-weight-complex="bold"/>
    </style:style>
    <style:style style:name="Contents_20_Heading" style:display-name="Contents Heading" style:family="paragraph" style:parent-style-name="Heading_20_1" style:class="index">
      <style:paragraph-properties fo:margin-top="0.847cm" fo:margin-bottom="0cm" fo:line-height="115%" fo:keep-together="always" fo:orphans="2" fo:widows="2" fo:hyphenation-ladder-count="no-limit" text:number-lines="false" text:line-number="0"/>
      <style:text-properties fo:color="#365f91" style:font-name="Cambria" fo:font-size="16pt" fo:font-weight="bold" style:letter-kerning="true" style:font-size-asian="16pt" style:language-asian="en" style:country-asian="US" style:font-weight-asian="bold" style:font-name-complex="F" style:font-size-complex="14pt" style:language-complex="ar" style:country-complex="SA" style:font-weight-complex="bold" fo:hyphenate="true" fo:hyphenation-remain-char-count="2" fo:hyphenation-push-char-count="2"/>
    </style:style>
    <style:style style:name="Contents_20_1" style:display-name="Contents 1" style:family="paragraph" style:parent-style-name="Standard"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text-properties style:font-name-complex="Mangal2" style:font-size-complex="10.5pt"/>
    </style:style>
    <style:style style:name="Contents_20_2" style:display-name="Contents 2" style:family="paragraph" style:parent-style-name="Standard" style:class="index">
      <style:paragraph-properties fo:margin="100%"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complex="Mangal2" style:font-size-complex="10.5pt"/>
    </style:style>
    <style:style style:name="Balloon_20_Text" style:display-name="Balloon Text" style:family="paragraph" style:parent-style-name="Standard">
      <style:text-properties style:font-name="Tahoma" fo:font-size="8pt" style:font-size-asian="8pt" style:font-name-complex="Mangal2" style:font-size-complex="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omplex="Mangal2" style:font-size-complex="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omplex="Mangal2" style:font-size-complex="10.5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Ari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Arial" fo:font-size="14pt" fo:font-weight="bold" style:letter-kerning="true" style:font-name-asian="SimSun1" style:font-size-asian="14pt" style:language-asian="hi" style:country-asian="IN" style:font-weight-asian="bold" style:font-name-complex="font254" style:font-size-complex="14.5pt" style:language-complex="hi" style:country-complex="IN" style:font-weight-complex="bold"/>
    </style:style>
    <style:style style:name="Titolo_20_2_20_Carattere" style:display-name="Titolo 2 Carattere" style:family="text" style:parent-style-name="Default_20_Paragraph_20_Font">
      <style:text-properties style:font-name="Arial" fo:font-size="12pt" fo:font-weight="bold" style:letter-kerning="true" style:font-name-asian="Microsoft YaHei" style:font-size-asian="12pt" style:language-asian="hi" style:country-asian="IN" style:font-weight-asian="bold" style:font-name-complex="Mangal2" style:font-size-complex="14pt" style:language-complex="hi" style:country-complex="IN" style:font-style-complex="italic" style:font-weight-complex="bold"/>
    </style:style>
    <style:style style:name="Corpo_20_testo_20_Carattere" style:display-name="Corpo testo Carattere" style:family="text" style:parent-style-name="Default_20_Paragraph_20_Font">
      <style:text-properties style:font-name="Times New Roman" fo:font-size="12pt" style:letter-kerning="true" style:font-name-asian="SimSun1" style:font-size-asian="12pt" style:language-asian="hi" style:country-asian="IN" style:font-name-complex="Times New Roman" style:font-size-complex="12pt" style:language-complex="hi" style:country-complex="IN"/>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sto_20_fumetto_20_Carattere" style:display-name="Testo fumetto Carattere" style:family="text" style:parent-style-name="Default_20_Paragraph_20_Font">
      <style:text-properties style:font-name="Tahoma" fo:font-size="8pt" style:letter-kerning="true" style:font-name-asian="SimSun1" style:font-size-asian="8pt" style:language-asian="hi" style:country-asian="IN" style:font-name-complex="Mangal2" style:font-size-complex="7pt" style:language-complex="hi" style:country-complex="IN"/>
    </style:style>
    <style:style style:name="Intestazione_20_Carattere" style:display-name="Intestazione Carattere" style:family="text" style:parent-style-name="Default_20_Paragraph_20_Font">
      <style:text-properties style:font-name="Times New Roman" fo:font-size="12pt" style:letter-kerning="true" style:font-name-asian="SimSun1" style:font-size-asian="12pt" style:language-asian="hi" style:country-asian="IN" style:font-name-complex="Mangal2" style:font-size-complex="10.5pt" style:language-complex="hi" style:country-complex="IN"/>
    </style:style>
    <style:style style:name="Piè_20_di_20_pagina_20_Carattere" style:display-name="Piè di pagina Carattere" style:family="text" style:parent-style-name="Default_20_Paragraph_20_Font">
      <style:text-properties style:font-name="Times New Roman" fo:font-size="12pt" style:letter-kerning="true" style:font-name-asian="SimSun1" style:font-size-asian="12pt" style:language-asian="hi" style:country-asian="IN" style:font-name-complex="Mangal2" style:font-size-complex="10.5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style:font-name-complex="Arial"/>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LTFSArchiver 1.0 – Configuration and Administration</text:p>
      </style:header>
      <style:footer>
        <text:p text:style-name="Footer"><text:page-number text:select-page="current">15</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Borgotallo</meta:initial-creator>
    <meta:creation-date>2012-09-27T07:23:00</meta:creation-date>
    <dc:creator>Savio Lorenzo</dc:creator>
    <dc:date>2013-07-09T11:27:00</dc:date>
    <meta:print-date>2013-03-06T13:23:00</meta:print-date>
    <meta:editing-cycles>147</meta:editing-cycles>
    <meta:editing-duration>PT19M9S</meta:editing-duration>
    <meta:document-statistic meta:table-count="4" meta:image-count="0" meta:object-count="0" meta:page-count="15" meta:paragraph-count="433" meta:word-count="3282" meta:character-count="21929"/>
    <meta:generator>OpenOffice/4.0.0$Win32 OpenOffice.org_project/400m3$Build-9702</meta:gener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